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-FLEX Type B" svg:font-family="'T-FLEX Type B'"/>
    <style:font-face style:name="Liberation Serif1" svg:font-family="'Liberation Serif'" style:font-pitch="variable"/>
    <style:font-face style:name="T-FLEX Type B1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Без_20_интервала">
      <style:paragraph-properties fo:text-align="center" style:justify-single-word="false"/>
      <style:text-properties style:font-name="ISOCPEUR" fo:font-size="10pt" fo:font-style="italic" style:font-size-asian="10pt" style:font-style-asian="italic" style:font-name-complex="ISOCPEUR"/>
    </style:style>
    <style:style style:name="P2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paragraph-rsid="0011d334" style:font-size-asian="16pt" style:font-style-asian="italic" style:font-size-complex="16pt" style:font-style-complex="italic"/>
    </style:style>
    <style:style style:name="P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paragraph-rsid="0018ff87" style:font-size-asian="16pt" style:font-style-asian="italic" style:font-size-complex="16pt" style:font-style-complex="italic"/>
    </style:style>
    <style:style style:name="P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33d69" style:font-size-asian="16pt" style:font-style-asian="italic" style:font-size-complex="16pt" style:font-style-complex="italic"/>
    </style:style>
    <style:style style:name="P5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029a3" officeooo:paragraph-rsid="0018ff87" style:font-size-asian="16pt" style:font-style-asian="italic" style:font-size-complex="16pt" style:font-style-complex="italic"/>
    </style:style>
    <style:style style:name="P6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1d334" officeooo:paragraph-rsid="0011d334" style:font-size-asian="16pt" style:font-style-asian="italic" style:font-size-complex="16pt" style:font-style-complex="italic"/>
    </style:style>
    <style:style style:name="P7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8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33d69" officeooo:paragraph-rsid="00133d69" style:font-size-asian="16pt" style:font-style-asian="italic" style:font-size-complex="16pt" style:font-style-complex="italic"/>
    </style:style>
    <style:style style:name="P9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8ff87" officeooo:paragraph-rsid="0018ff87" style:font-size-asian="16pt" style:font-style-asian="italic" style:font-size-complex="16pt" style:font-style-complex="italic"/>
    </style:style>
    <style:style style:name="P10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8ff87" officeooo:paragraph-rsid="0018ff87" style:font-size-asian="16pt" style:font-style-asian="italic" style:font-size-complex="16pt" style:font-style-complex="italic"/>
    </style:style>
    <style:style style:name="P11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8ff87" officeooo:paragraph-rsid="001a358f" style:font-size-asian="16pt" style:font-style-asian="italic" style:font-size-complex="16pt" style:font-style-complex="italic"/>
    </style:style>
    <style:style style:name="P12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8ff87" officeooo:paragraph-rsid="001a4bb1" style:font-size-asian="16pt" style:font-style-asian="italic" style:font-size-complex="16pt" style:font-style-complex="italic"/>
    </style:style>
    <style:style style:name="P1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358f" officeooo:paragraph-rsid="001a358f" style:font-size-asian="16pt" style:font-style-asian="italic" style:font-size-complex="16pt" style:font-style-complex="italic"/>
    </style:style>
    <style:style style:name="P1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4bb1" officeooo:paragraph-rsid="001a4bb1" style:font-size-asian="16pt" style:font-style-asian="italic" style:font-size-complex="16pt" style:font-style-complex="italic"/>
    </style:style>
    <style:style style:name="P15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4bb1" officeooo:paragraph-rsid="0018ff87" style:font-size-asian="16pt" style:font-style-asian="italic" style:font-size-complex="16pt" style:font-style-complex="italic"/>
    </style:style>
    <style:style style:name="P16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a4bb1" officeooo:paragraph-rsid="001029a3" style:font-size-asian="16pt" style:font-style-asian="italic" style:font-size-complex="16pt" style:font-style-complex="italic"/>
    </style:style>
    <style:style style:name="P17" style:family="paragraph" style:parent-style-name="Без_20_интервала">
      <style:paragraph-properties fo:text-align="start" style:justify-single-word="false"/>
      <style:text-properties style:font-name="T-FLEX Type B1" fo:font-size="16pt" fo:font-style="italic" officeooo:rsid="001a4bb1" officeooo:paragraph-rsid="001a4bb1" style:font-size-asian="16pt" style:font-style-asian="italic" style:font-size-complex="16pt" style:font-style-complex="italic"/>
    </style:style>
    <style:style style:name="P18" style:family="paragraph" style:parent-style-name="Без_20_интервала">
      <style:text-properties style:font-name="T-FLEX Type B1" fo:font-size="16pt" fo:font-style="italic" officeooo:rsid="001a4bb1" officeooo:paragraph-rsid="001a4bb1" style:font-size-asian="16pt" style:font-style-asian="italic" style:font-size-complex="16pt" style:font-style-complex="italic"/>
    </style:style>
    <style:style style:name="P19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style:text-underline-style="solid" style:text-underline-width="auto" style:text-underline-color="font-color" officeooo:paragraph-rsid="0011d334" style:font-size-asian="16pt" style:font-style-asian="italic" style:font-size-complex="16pt" style:font-style-complex="italic"/>
    </style:style>
    <style:style style:name="P20" style:family="paragraph" style:parent-style-name="Без_20_интервала">
      <style:text-properties style:font-name="T-FLEX Type B1" fo:font-size="14pt" fo:font-style="italic" style:font-size-asian="14pt" style:font-style-asian="italic" style:font-size-complex="14pt" style:font-style-complex="italic"/>
    </style:style>
    <style:style style:name="P21" style:family="paragraph" style:parent-style-name="Без_20_интервала">
      <style:paragraph-properties fo:text-align="center" style:justify-single-word="false"/>
      <style:text-properties style:font-name="T-FLEX Type B1" fo:font-size="14pt" fo:font-style="italic" style:font-size-asian="14pt" style:font-style-asian="italic" style:font-size-complex="14pt" style:font-style-complex="italic"/>
    </style:style>
    <style:style style:name="P22" style:family="paragraph" style:parent-style-name="Без_20_интервала">
      <style:paragraph-properties fo:text-align="center" style:justify-single-word="false"/>
      <style:text-properties style:font-name="T-FLEX Type B1" fo:font-size="24pt" fo:font-style="italic" officeooo:rsid="00133d69" officeooo:paragraph-rsid="00133d69" style:font-size-asian="24pt" style:font-style-asian="italic" style:font-size-complex="24pt" style:font-style-complex="italic"/>
    </style:style>
    <style:style style:name="P23" style:family="paragraph" style:parent-style-name="Без_20_интервала">
      <style:paragraph-properties fo:text-align="center" style:justify-single-word="false"/>
      <style:text-properties style:font-name="T-FLEX Type B1" fo:font-size="8pt" fo:font-style="italic" officeooo:rsid="00133d69" officeooo:paragraph-rsid="00133d69" style:font-size-asian="7pt" style:font-style-asian="italic" style:font-size-complex="8pt" style:font-style-complex="italic"/>
    </style:style>
    <style:style style:name="P24" style:family="paragraph" style:parent-style-name="Без_20_интервала">
      <style:paragraph-properties fo:text-align="center" style:justify-single-word="false"/>
      <style:text-properties style:font-name="T-FLEX Type B1" fo:font-size="12pt" fo:font-style="italic" style:font-size-asian="12pt" style:font-style-asian="italic" style:font-name-complex="ISOCPEUR" style:font-size-complex="12pt"/>
    </style:style>
    <style:style style:name="P25" style:family="paragraph" style:parent-style-name="Без_20_интервала">
      <style:paragraph-properties fo:text-align="center" style:justify-single-word="false"/>
      <style:text-properties style:font-name="T-FLEX Type B1" fo:font-size="12pt" fo:font-style="italic" style:font-size-asian="12pt" style:font-style-asian="italic" style:font-size-complex="12pt" style:font-style-complex="italic"/>
    </style:style>
    <style:style style:name="P26" style:family="paragraph" style:parent-style-name="Без_20_интервала">
      <style:paragraph-properties fo:text-align="center" style:justify-single-word="false"/>
      <style:text-properties style:font-name="T-FLEX Type B1" fo:font-size="12pt" style:font-size-asian="12pt" style:font-size-complex="12pt"/>
    </style:style>
    <style:style style:name="P27" style:family="paragraph" style:parent-style-name="Без_20_интервала">
      <style:paragraph-properties fo:text-align="center" style:justify-single-word="false"/>
      <style:text-properties style:font-name="T-FLEX Type B1" fo:font-size="18pt" fo:font-style="italic" style:font-size-asian="18pt" style:font-style-asian="italic" style:font-size-complex="18pt" style:font-style-complex="italic"/>
    </style:style>
    <style:style style:name="P28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8ff87" officeooo:paragraph-rsid="0018ff87" style:font-size-asian="16pt" style:font-style-asian="italic" style:font-size-complex="16pt" style:font-style-complex="italic"/>
    </style:style>
    <style:style style:name="P29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a358f" officeooo:paragraph-rsid="001a358f" style:font-size-asian="16pt" style:font-style-asian="italic" style:font-size-complex="16pt" style:font-style-complex="italic"/>
    </style:style>
    <style:style style:name="P30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P31" style:family="paragraph" style:parent-style-name="ISO_5f_12_5f_1_5f_k_20_центр">
      <style:paragraph-properties fo:text-align="start" style:justify-single-word="false"/>
    </style:style>
    <style:style style:name="P32" style:family="paragraph" style:parent-style-name="ISO_5f_12_5f_1_5f_k_20_центр">
      <style:paragraph-properties fo:text-align="start" style:justify-single-word="false"/>
      <style:text-properties style:font-name-asian="ISOCPEUR"/>
    </style:style>
    <style:style style:name="P33" style:family="paragraph" style:parent-style-name="Standard">
      <style:text-properties style:font-name="ISOCPEUR" fo:font-style="italic" style:font-style-asian="italic" style:font-name-complex="ISOCPEUR"/>
    </style:style>
    <style:style style:name="P3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bfb08" officeooo:paragraph-rsid="001bfb08" style:font-size-asian="16pt" style:font-style-asian="italic" style:font-size-complex="16pt" style:font-style-complex="italic"/>
    </style:style>
    <style:style style:name="P35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bfb08" officeooo:paragraph-rsid="001d55f5" style:font-size-asian="16pt" style:font-style-asian="italic" style:font-size-complex="16pt" style:font-style-complex="italic"/>
    </style:style>
    <style:style style:name="P36" style:family="paragraph" style:parent-style-name="Без_20_интервала">
      <style:text-properties style:font-name="T-FLEX Type B1" fo:font-size="16pt" fo:font-style="italic" officeooo:rsid="001bfb08" officeooo:paragraph-rsid="001bfb08" style:font-size-asian="16pt" style:font-style-asian="italic" style:font-size-complex="16pt" style:font-style-complex="italic"/>
    </style:style>
    <style:style style:name="P37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d55f5" officeooo:paragraph-rsid="001d55f5" style:font-size-asian="16pt" style:font-style-asian="italic" style:font-size-complex="16pt" style:font-style-complex="italic"/>
    </style:style>
    <style:style style:name="P38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d55f5" officeooo:paragraph-rsid="001f1b57" style:font-size-asian="16pt" style:font-style-asian="italic" style:font-size-complex="16pt" style:font-style-complex="italic"/>
    </style:style>
    <style:style style:name="P39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f1b57" officeooo:paragraph-rsid="001f1b57" style:font-size-asian="16pt" style:font-style-asian="italic" style:font-size-complex="16pt" style:font-style-complex="italic"/>
    </style:style>
    <style:style style:name="P40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1f1b57" officeooo:paragraph-rsid="00209472" style:font-size-asian="16pt" style:font-style-asian="italic" style:font-size-complex="16pt" style:font-style-complex="italic"/>
    </style:style>
    <style:style style:name="P41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09472" officeooo:paragraph-rsid="00209472" style:font-size-asian="16pt" style:font-style-asian="italic" style:font-size-complex="16pt" style:font-style-complex="italic"/>
    </style:style>
    <style:style style:name="P42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09472" officeooo:paragraph-rsid="0020f9eb" style:font-size-asian="16pt" style:font-style-asian="italic" style:font-size-complex="16pt" style:font-style-complex="italic"/>
    </style:style>
    <style:style style:name="P43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0f9eb" officeooo:paragraph-rsid="0020f9eb" style:font-size-asian="16pt" style:font-style-asian="italic" style:font-size-complex="16pt" style:font-style-complex="italic"/>
    </style:style>
    <style:style style:name="P44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officeooo:rsid="002172b5" officeooo:paragraph-rsid="002172b5" style:font-size-asian="16pt" style:font-style-asian="italic" style:font-size-complex="16pt" style:font-style-complex="italic"/>
    </style:style>
    <style:style style:name="P45" style:family="paragraph" style:parent-style-name="Без_20_интервала">
      <style:paragraph-properties fo:text-align="center" style:justify-single-word="false"/>
      <style:text-properties style:font-name="T-FLEX Type B1" fo:font-size="16pt" fo:font-style="italic" style:text-underline-style="solid" style:text-underline-width="auto" style:text-underline-color="font-color" officeooo:rsid="001bfb08" officeooo:paragraph-rsid="001bfb08" style:font-size-asian="16pt" style:font-style-asian="italic" style:font-size-complex="16pt" style:font-style-complex="italic"/>
    </style:style>
    <style:style style:name="P46" style:family="paragraph" style:parent-style-name="Без_20_интервала" style:master-page-name="">
      <style:paragraph-properties fo:margin-left="0in" fo:margin-right="-0.0437in" fo:orphans="2" fo:widows="2" fo:text-indent="0in" style:auto-text-indent="false" style:page-number="auto"/>
      <style:text-properties style:font-name="T-FLEX Type B1" fo:font-size="16pt" fo:font-style="italic" officeooo:rsid="001bfb08" officeooo:paragraph-rsid="001bfb08" style:font-size-asian="16pt" style:font-style-asian="italic" style:font-size-complex="16pt" style:font-style-complex="italic"/>
    </style:style>
    <style:style style:name="P47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1bfb08" style:font-size-asian="16pt" style:font-style-asian="italic" style:font-size-complex="16pt" style:font-style-complex="italic"/>
    </style:style>
    <style:style style:name="P48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1f1b57" style:font-size-asian="16pt" style:font-style-asian="italic" style:font-size-complex="16pt" style:font-style-complex="italic"/>
    </style:style>
    <style:style style:name="P49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209472" style:font-size-asian="16pt" style:font-style-asian="italic" style:font-size-complex="16pt" style:font-style-complex="italic"/>
    </style:style>
    <style:style style:name="P50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20f9eb" style:font-size-asian="16pt" style:font-style-asian="italic" style:font-size-complex="16pt" style:font-style-complex="italic"/>
    </style:style>
    <style:style style:name="P51" style:family="paragraph" style:parent-style-name="Без_20_интервала" style:master-page-name="">
      <style:paragraph-properties fo:margin-left="0in" fo:margin-right="-0.0437in" fo:text-align="center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1bfb08" style:font-size-asian="16pt" style:font-style-asian="italic" style:font-size-complex="16pt" style:font-style-complex="italic"/>
    </style:style>
    <style:style style:name="P52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1d55f5" style:font-size-asian="16pt" style:font-style-asian="italic" style:font-size-complex="16pt" style:font-style-complex="italic"/>
    </style:style>
    <style:style style:name="P53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1f1b57" style:font-size-asian="16pt" style:font-style-asian="italic" style:font-size-complex="16pt" style:font-style-complex="italic"/>
    </style:style>
    <style:style style:name="P54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209472" style:font-size-asian="16pt" style:font-style-asian="italic" style:font-size-complex="16pt" style:font-style-complex="italic"/>
    </style:style>
    <style:style style:name="P55" style:family="paragraph" style:parent-style-name="Без_20_интервала" style:master-page-name="">
      <style:paragraph-properties fo:margin-left="0in" fo:margin-right="-0.0437in" fo:text-align="start" style:justify-single-word="false" fo:orphans="2" fo:widows="2" fo:text-indent="0in" style:auto-text-indent="false" style:page-number="auto"/>
      <style:text-properties style:font-name="T-FLEX Type B1" fo:font-size="16pt" fo:font-style="italic" officeooo:rsid="001bfb08" officeooo:paragraph-rsid="0020f9eb" style:font-size-asian="16pt" style:font-style-asian="italic" style:font-size-complex="16pt" style:font-style-complex="italic"/>
    </style:style>
    <style:style style:name="P56" style:family="paragraph" style:parent-style-name="TNR_5f_14_5f_1.5_20_2" style:master-page-name="Standard">
      <style:paragraph-properties style:page-number="auto"/>
    </style:style>
    <style:style style:name="P57" style:family="paragraph" style:parent-style-name="TNR_5f_14_5f_1.5_20_2">
      <style:text-properties style:font-name="T-FLEX Type B1" fo:font-size="16pt" style:font-size-asian="14pt" style:font-size-complex="16pt"/>
    </style:style>
    <style:style style:name="P58" style:family="paragraph">
      <style:paragraph-properties fo:text-align="center" style:writing-mode="lr-tb"/>
    </style:style>
    <style:style style:name="P59" style:family="paragraph">
      <style:paragraph-properties fo:text-align="center"/>
    </style:style>
    <style:style style:name="P60" style:family="paragraph">
      <style:paragraph-properties fo:text-align="center" style:writing-mode="lr-tb"/>
      <style:text-properties style:font-name="T-FLEX Type B1" fo:font-size="11pt" style:font-size-asian="11pt" style:font-size-complex="11pt"/>
    </style:style>
    <style:style style:name="P61" style:family="paragraph">
      <style:paragraph-properties style:writing-mode="lr-tb"/>
    </style:style>
    <style:style style:name="P62" style:family="paragraph">
      <style:paragraph-properties fo:text-align="center" style:writing-mode="lr-tb"/>
      <style:text-properties style:font-name="T-FLEX Type B1" fo:font-size="12pt" style:font-size-asian="12pt" style:font-size-complex="12pt"/>
    </style:style>
    <style:style style:name="T1" style:family="text">
      <style:text-properties style:font-name-asian="ISOCPEU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bfb08"/>
    </style:style>
    <style:style style:name="T4" style:family="text">
      <style:text-properties officeooo:rsid="001d55f5"/>
    </style:style>
    <style:style style:name="T5" style:family="text">
      <style:text-properties officeooo:rsid="001f1b57"/>
    </style:style>
    <style:style style:name="T6" style:family="text">
      <style:text-properties officeooo:rsid="00209472"/>
    </style:style>
    <style:style style:name="T7" style:family="text">
      <style:text-properties officeooo:rsid="0020f9eb"/>
    </style:style>
    <style:style style:name="T8" style:family="text">
      <style:text-properties style:use-window-font-color="true" style:font-name="T-FLEX Type B1" fo:font-size="11pt" fo:language="ru" fo:country="RU" fo:font-style="italic" style:font-name-asian="Times New Roman" style:font-size-asian="11pt" style:font-style-asian="italic" style:font-name-complex="ISOCPEUR" style:font-size-complex="11pt" style:language-complex="ar" style:country-complex="SA"/>
    </style:style>
    <style:style style:name="T9" style:family="text">
      <style:text-properties style:use-window-font-color="true" style:font-name="T-FLEX Type B1" fo:font-size="12pt" fo:language="ru" fo:country="RU" fo:font-style="italic" style:font-name-asian="Times New Roman" style:font-size-asian="12pt" style:font-style-asian="italic" style:font-name-complex="ISOCPEUR" style:font-size-complex="12pt" style:language-complex="ar" style:country-complex="SA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008in" fo:padding-bottom="0.0008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="0.0008in" fo:border="none">
        <style:background-image/>
      </style:graphic-properties>
    </style:style>
    <style:style style:name="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08in" fo:padding-right="0.0008in" fo:padding-top="0.0402in" fo:padding-bottom="0.0402in" fo:border="none">
        <style:background-image/>
      </style:graphic-properties>
    </style:style>
    <style:style style:name="fr4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402in" fo:padding-right="0.0402in" fo:padding-top="0.0791in" fo:padding-bottom="0.0791in" fo:border="none">
        <style:background-image/>
      </style:graphic-properties>
    </style:style>
    <style:style style:name="fr5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08in" fo:border="none">
        <style:background-image/>
      </style:graphic-properties>
    </style:style>
    <style:style style:name="fr6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fo:padding-left="0.0008in" fo:padding-right="0.0008in" fo:padding-top="0.0791in" fo:padding-bottom="0.0791in" fo:border="none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solid" svg:stroke-width="0.028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in" fo:padding-right="0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in" fo:padding-bottom="0in" fo:padding-left="0.0398in" fo:padding-right="0.0398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<draw:frame text:anchor-type="char" draw:z-index="80" draw:style-name="gr6" draw:text-style-name="P62" svg:width="0.5921in" svg:height="0.2362in" draw:transform="rotate (1.5707963267949) translate (0.7875in 0.788888888888889in)"><draw:text-box><text:p text:style-name="P59"><text:span text:style-name="T9">Формат</text:span></text:p></draw:text-box></draw:frame><draw:frame text:anchor-type="char" draw:z-index="79" draw:style-name="gr6" draw:text-style-name="P62" svg:width="0.5921in" svg:height="0.2362in" draw:transform="rotate (1.5707963267949) translate (1.02361111111111in 0.788888888888889in)"><draw:text-box><text:p text:style-name="P59"><text:span text:style-name="T9">Зона</text:span></text:p></draw:text-box></draw:frame><draw:frame text:anchor-type="char" draw:z-index="81" draw:style-name="gr7" draw:text-style-name="P62" svg:width="0.5894in" svg:height="0.3157in" draw:transform="rotate (1.5707963267949) translate (1.25972222222222in 0.786111111111111in)"><draw:text-box><text:p text:style-name="P59"><text:span text:style-name="T9">Поз.</text:span></text:p></draw:text-box></draw:frame><draw:frame text:anchor-type="char" draw:z-index="84" draw:style-name="gr7" draw:text-style-name="P62" svg:width="0.5906in" svg:height="0.3921in" draw:transform="rotate (1.5707963267949) translate (6.81319444444444in 0.7875in)"><draw:text-box><text:p text:style-name="P59"><text:span text:style-name="T9">Кол.</text:span></text:p></draw:text-box></draw:frame></text:p>
      <text:p text:style-name="P57"><draw:connector text:anchor-type="char" draw:z-index="78" draw:style-name="gr2" draw:text-style-name="P58" draw:type="line" svg:x1="7.2055in" svg:y1="0.1976in" svg:x2="7.2071in" svg:y2="10.9063in" svg:d="m18302 501 4 27201" svg:viewBox="0 0 5 27203"><text:p/></draw:connector><draw:connector text:anchor-type="char" draw:z-index="77" draw:style-name="gr2" draw:text-style-name="P58" draw:type="line" svg:x1="6.8118in" svg:y1="0.1976in" svg:x2="6.8134in" svg:y2="10.9063in" svg:d="m17302 501 4 27201" svg:viewBox="0 0 5 27203"><text:p/></draw:connector><draw:connector text:anchor-type="char" draw:z-index="76" draw:style-name="gr2" draw:text-style-name="P58" draw:type="line" svg:x1="4.3311in" svg:y1="0.1976in" svg:x2="4.3327in" svg:y2="10.9063in" svg:d="m11001 501 4 27201" svg:viewBox="0 0 5 27203"><text:p/></draw:connector><draw:connector text:anchor-type="char" draw:z-index="75" draw:style-name="gr2" draw:text-style-name="P58" draw:type="line" svg:x1="1.5752in" svg:y1="0.1976in" svg:x2="1.5764in" svg:y2="10.9063in" svg:d="m4001 501 3 27201" svg:viewBox="0 0 5 27203"><text:p/></draw:connector><draw:connector text:anchor-type="char" draw:z-index="74" draw:style-name="gr2" draw:text-style-name="P58" draw:type="line" svg:x1="1.2598in" svg:y1="0.1976in" svg:x2="1.261in" svg:y2="10.9063in" svg:d="m3200 501 3 27201" svg:viewBox="0 0 5 27203"><text:p/></draw:connector><draw:connector text:anchor-type="char" draw:z-index="73" draw:style-name="gr2" draw:text-style-name="P58" draw:type="line" svg:x1="1.0236in" svg:y1="0.1976in" svg:x2="1.0252in" svg:y2="10.9063in" svg:d="m2600 501 4 27201" svg:viewBox="0 0 5 27203"><text:p/></draw:connector><draw:frame draw:style-name="fr1" draw:name="Врезка1" text:anchor-type="char" svg:x="7.2047in" svg:y="9.9654in" svg:width="0.8661in" svg:height="0.2736in" draw:z-index="313"><draw:text-box><text:p text:style-name="P8"/></draw:text-box></draw:frame><draw:frame draw:style-name="fr2" draw:name="Врезка2" text:anchor-type="char" svg:x="6.8118in" svg:y="9.948in" svg:width="0.3937in" svg:height="0.2866in" draw:z-index="310"><draw:text-box><text:p text:style-name="P4"/></draw:text-box></draw:frame><draw:frame draw:style-name="fr1" draw:name="Врезка3" text:anchor-type="char" svg:x="4.3307in" svg:y="9.9571in" svg:width="2.4807in" svg:height="0.2791in" draw:z-index="307"><draw:text-box><text:p text:style-name="P7"/></draw:text-box></draw:frame><draw:frame draw:style-name="fr1" draw:name="Врезка4" text:anchor-type="char" svg:x="1.5752in" svg:y="9.9256in" svg:width="2.7563in" svg:height="0.3154in" draw:z-index="304"><draw:text-box><text:p text:style-name="P31"/></draw:text-box></draw:frame><draw:frame draw:style-name="fr2" draw:name="Врезка5" text:anchor-type="char" svg:x="1.2602in" svg:y="9.9209in" svg:width="0.3146in" svg:height="0.3154in" draw:z-index="301"><draw:text-box><text:p text:style-name="ISO_5f_12_5f_1_5f_k_20_центр"/></draw:text-box></draw:frame><draw:frame draw:style-name="fr2" draw:name="Врезка6" text:anchor-type="char" svg:x="1.0244in" svg:y="9.9228in" svg:width="0.2362in" svg:height="0.3154in" draw:z-index="298"><draw:text-box><text:p text:style-name="ISO_5f_12_5f_1_5f_k_20_центр"/></draw:text-box></draw:frame><draw:frame draw:style-name="fr2" draw:name="Врезка7" text:anchor-type="char" svg:x="0.7874in" svg:y="9.9209in" svg:width="0.2362in" svg:height="0.3154in" draw:z-index="295"><draw:text-box><text:p text:style-name="ISO_5f_12_5f_1_5f_k_20_центр"/></draw:text-box></draw:frame><draw:frame draw:style-name="fr1" draw:name="Врезка8" text:anchor-type="char" svg:x="7.2047in" svg:y="10.2362in" svg:width="0.8661in" svg:height="0.3154in" draw:z-index="314"><draw:text-box><text:p text:style-name="P42">R<text:span text:style-name="T7">19</text:span>, R2<text:span text:style-name="T7">0,</text:span></text:p></draw:text-box></draw:frame><draw:frame draw:style-name="fr2" draw:name="Врезка9" text:anchor-type="char" svg:x="6.811in" svg:y="10.2693in" svg:width="0.3937in" svg:height="0.278in" draw:z-index="311"><draw:text-box><text:p text:style-name="P43">4</text:p></draw:text-box></draw:frame><draw:frame draw:style-name="fr1" draw:name="Врезка10" text:anchor-type="char" svg:x="4.3311in" svg:y="10.2866in" svg:width="2.4807in" svg:height="0.2693in" draw:z-index="308"><draw:text-box><text:p text:style-name="P50">CR 0603-F X-<text:span text:style-name="T7">4992</text:span></text:p></draw:text-box></draw:frame><draw:frame draw:style-name="fr1" draw:name="Врезка11" text:anchor-type="char" svg:x="1.5744in" svg:y="10.2409in" svg:width="2.7563in" svg:height="0.3154in" draw:z-index="305"><draw:text-box><text:p text:style-name="P31"/></draw:text-box></draw:frame><draw:frame draw:style-name="fr2" draw:name="Врезка12" text:anchor-type="char" svg:x="1.2598in" svg:y="10.278in" svg:width="0.3146in" svg:height="0.2693in" draw:z-index="302"><draw:text-box><text:p text:style-name="P42">5<text:span text:style-name="T7">2</text:span></text:p></draw:text-box></draw:frame><draw:frame draw:style-name="fr2" draw:name="Врезка13" text:anchor-type="char" svg:x="1.0236in" svg:y="10.2362in" svg:width="0.2362in" svg:height="0.3154in" draw:z-index="299"><draw:text-box><text:p text:style-name="ISO_5f_12_5f_1_5f_k_20_центр"/></draw:text-box></draw:frame><draw:frame draw:style-name="fr2" draw:name="Врезка14" text:anchor-type="char" svg:x="0.7874in" svg:y="10.2382in" svg:width="0.2362in" svg:height="0.3154in" draw:z-index="296"><draw:text-box><text:p text:style-name="ISO_5f_12_5f_1_5f_k_20_центр"/></draw:text-box></draw:frame><draw:connector text:anchor-type="char" draw:z-index="294" draw:style-name="gr1" draw:text-style-name="P58" draw:type="line" svg:x1="0.7874in" svg:y1="10.5528in" svg:x2="8.0717in" svg:y2="10.5543in" svg:d="m2000 26804 18502 4" svg:viewBox="0 0 18503 5"><text:p/></draw:connector><draw:connector text:anchor-type="char" draw:z-index="293" draw:style-name="gr1" draw:text-style-name="P58" draw:type="line" svg:x1="0.7874in" svg:y1="10.2374in" svg:x2="8.0717in" svg:y2="10.239in" svg:d="m2000 26003 18502 4" svg:viewBox="0 0 18503 5"><text:p/></draw:connector><draw:connector text:anchor-type="char" draw:z-index="292" draw:style-name="gr1" draw:text-style-name="P58" draw:type="line" svg:x1="7.678in" svg:y1="11.1827in" svg:x2="8.072in" svg:y2="11.1839in" svg:d="m19502 28404 1001 3" svg:viewBox="0 0 1004 5"><text:p/></draw:connector><draw:connector text:anchor-type="char" draw:z-index="291" draw:style-name="gr1" draw:text-style-name="P58" draw:type="line" svg:x1="7.678in" svg:y1="10.9083in" svg:x2="7.6791in" svg:y2="11.4992in" svg:d="m19502 27707 3 1501" svg:viewBox="0 0 5 1503"><text:p/></draw:connector><draw:frame draw:style-name="fr3" draw:name="Врезка15" text:anchor-type="char" svg:x="7.689in" svg:y="11.2154in" svg:width="0.3937in" svg:height="0.2799in" draw:z-index="290"><draw:text-box><text:p text:style-name="P44">5</text:p></draw:text-box></draw:frame><draw:frame draw:style-name="fr2" draw:name="Врезка16" text:anchor-type="char" svg:x="7.678in" svg:y="10.9374in" svg:width="0.3937in" svg:height="0.252in" draw:z-index="289"><draw:text-box><text:p text:style-name="P21">Лист</text:p></draw:text-box></draw:frame><draw:frame draw:style-name="fr1" draw:name="Врезка17" text:anchor-type="char" svg:x="7.2047in" svg:y="10.5563in" svg:width="0.8661in" svg:height="0.3154in" draw:z-index="315"><draw:text-box><text:p text:style-name="P42">R<text:span text:style-name="T7">21</text:span>, R2<text:span text:style-name="T7">4</text:span></text:p></draw:text-box></draw:frame><draw:frame draw:style-name="fr2" draw:name="Врезка18" text:anchor-type="char" svg:x="6.811in" svg:y="10.5563in" svg:width="0.3937in" svg:height="0.3154in" draw:z-index="312"><draw:text-box><text:p text:style-name="ISO_5f_12_5f_1_5f_k_20_центр"/></draw:text-box></draw:frame><draw:frame draw:style-name="fr1" draw:name="Врезка19" text:anchor-type="char" svg:x="4.3307in" svg:y="10.5535in" svg:width="2.4807in" svg:height="0.3154in" draw:z-index="309"><draw:text-box><text:p text:style-name="P31"/></draw:text-box></draw:frame><draw:frame draw:style-name="fr1" draw:name="Врезка20" text:anchor-type="char" svg:x="1.5744in" svg:y="10.5563in" svg:width="2.7563in" svg:height="0.3154in" draw:z-index="306"><draw:text-box><text:p text:style-name="P31"/></draw:text-box></draw:frame><draw:frame draw:style-name="fr2" draw:name="Врезка21" text:anchor-type="char" svg:x="1.2602in" svg:y="10.5535in" svg:width="0.3146in" svg:height="0.3154in" draw:z-index="303"><draw:text-box><text:p text:style-name="ISO_5f_12_5f_1_5f_k_20_центр"/></draw:text-box></draw:frame><draw:frame draw:style-name="fr2" draw:name="Врезка22" text:anchor-type="char" svg:x="1.0244in" svg:y="10.5535in" svg:width="0.2362in" svg:height="0.3154in" draw:z-index="300"><draw:text-box><text:p text:style-name="ISO_5f_12_5f_1_5f_k_20_центр"/></draw:text-box></draw:frame><draw:frame draw:style-name="fr2" draw:name="Врезка23" text:anchor-type="char" svg:x="0.7882in" svg:y="10.5535in" svg:width="0.2362in" svg:height="0.3154in" draw:z-index="297"><draw:text-box><text:p text:style-name="ISO_5f_12_5f_1_5f_k_20_центр"/></draw:text-box></draw:frame><draw:frame draw:style-name="fr4" draw:name="Врезка24" text:anchor-type="char" svg:x="3.3472in" svg:y="10.9083in" svg:width="4.3307in" svg:height="0.5909in" draw:z-index="38"><draw:text-box><text:p text:style-name="P23"/><text:p text:style-name="P22">АПИВ.408835.008 СП</text:p></draw:text-box></draw:frame><draw:connector text:anchor-type="char" draw:z-index="5" draw:style-name="gr1" draw:text-style-name="P58" draw:type="line" svg:x1="3.3472in" svg:y1="10.9083in" svg:x2="3.3484in" svg:y2="11.4988in" svg:d="m8502 27707 3 1500" svg:viewBox="0 0 5 1501"><text:p/></draw:connector><draw:connector text:anchor-type="char" draw:z-index="4" draw:style-name="gr1" draw:text-style-name="P58" draw:type="line" svg:x1="2.9543in" svg:y1="10.9063in" svg:x2="2.9555in" svg:y2="11.4972in" svg:d="m7504 27702 3 1501" svg:viewBox="0 0 5 1503"><text:p/></draw:connector><draw:connector text:anchor-type="char" draw:z-index="3" draw:style-name="gr1" draw:text-style-name="P58" draw:type="line" svg:x1="2.3626in" svg:y1="10.9083in" svg:x2="2.3638in" svg:y2="11.498in" svg:d="m6001 27707 3 1498" svg:viewBox="0 0 5 1499"><text:p/></draw:connector><draw:connector text:anchor-type="char" draw:z-index="2" draw:style-name="gr1" draw:text-style-name="P58" draw:type="line" svg:x1="1.4571in" svg:y1="10.9063in" svg:x2="1.4583in" svg:y2="11.4972in" svg:d="m3701 27702 3 1501" svg:viewBox="0 0 5 1503"><text:p/></draw:connector><draw:frame draw:style-name="fr2" draw:name="Врезка25" text:anchor-type="char" svg:x="1.4571in" svg:y="11.298in" svg:width="0.9055in" svg:height="0.1957in" draw:z-index="19"><draw:text-box><text:p text:style-name="P25"><text:span text:style-name="T1">№ </text:span>докум.</text:p></draw:text-box></draw:frame><draw:frame draw:style-name="fr2" draw:name="Врезка26" text:anchor-type="char" svg:x="2.3626in" svg:y="11.3028in" svg:width="0.5909in" svg:height="0.1957in" draw:z-index="20"><draw:text-box><text:p text:style-name="P25">Подп.</text:p></draw:text-box></draw:frame><draw:frame draw:style-name="fr2" draw:name="Врезка27" text:anchor-type="char" svg:x="2.9535in" svg:y="11.3035in" svg:width="0.3937in" svg:height="0.1957in" draw:z-index="21"><draw:text-box><text:p text:style-name="P26"><text:span text:style-name="T2">Дата</text:span>.</text:p></draw:text-box></draw:frame><draw:frame draw:style-name="fr1" draw:name="Врезка28" text:anchor-type="char" svg:x="1.4571in" svg:y="10.9083in" svg:width="0.9055in" svg:height="0.1965in" draw:z-index="28"><draw:text-box><text:p text:style-name="ISO_5f_10_5f_1_5f_k"/><text:p text:style-name="P33"/></draw:text-box></draw:frame><draw:frame draw:style-name="fr2" draw:name="Врезка29" text:anchor-type="char" svg:x="1.0634in" svg:y="11.1043in" svg:width="0.3937in" svg:height="0.1957in" draw:z-index="288"><draw:text-box><text:p text:style-name="P30"/></draw:text-box></draw:frame><draw:frame draw:style-name="fr2" draw:name="Врезка30" text:anchor-type="char" svg:x="0.7874in" svg:y="10.9063in" svg:width="0.2756in" svg:height="0.1957in" draw:z-index="287"><draw:text-box><text:p text:style-name="P1"/></draw:text-box></draw:frame><draw:frame draw:style-name="fr2" draw:name="Врезка31" text:anchor-type="char" svg:x="0.7874in" svg:y="11.1047in" svg:width="0.2756in" svg:height="0.1957in" draw:z-index="40"><draw:text-box><text:p text:style-name="P1"/></draw:text-box></draw:frame><draw:frame draw:style-name="fr1" draw:name="Врезка32" text:anchor-type="char" svg:x="7.2055in" svg:y="9.6528in" svg:width="0.8661in" svg:height="0.2681in" draw:z-index="286"><draw:text-box><text:p text:style-name="P42">R<text:span text:style-name="T7">1</text:span>, R2</text:p></draw:text-box></draw:frame><draw:frame draw:style-name="fr1" draw:name="Врезка33" text:anchor-type="char" svg:x="7.2047in" svg:y="9.2953in" svg:width="0.8661in" svg:height="0.3154in" draw:z-index="285"><draw:text-box><text:p text:style-name="P31"/></draw:text-box></draw:frame><draw:frame draw:style-name="fr1" draw:name="Врезка34" text:anchor-type="char" svg:x="7.2047in" svg:y="9.0193in" svg:width="0.8661in" svg:height="0.2709in" draw:z-index="284"><draw:text-box><text:p text:style-name="P41">R3, R26</text:p></draw:text-box></draw:frame><draw:frame draw:style-name="fr1" draw:name="Врезка35" text:anchor-type="char" svg:x="7.2047in" svg:y="8.6598in" svg:width="0.8661in" svg:height="0.3154in" draw:z-index="283"><draw:text-box><text:p text:style-name="P31"/></draw:text-box></draw:frame><draw:frame draw:style-name="fr1" draw:name="Врезка36" text:anchor-type="char" svg:x="7.2047in" svg:y="8.3945in" svg:width="0.8661in" svg:height="0.2701in" draw:z-index="282"><draw:text-box><text:p text:style-name="P41">R27, R28</text:p></draw:text-box></draw:frame><draw:frame draw:style-name="fr1" draw:name="Врезка37" text:anchor-type="char" svg:x="7.2055in" svg:y="8.0339in" svg:width="0.8661in" svg:height="0.3154in" draw:z-index="281"><draw:text-box><text:p text:style-name="P31"/></draw:text-box></draw:frame><draw:frame draw:style-name="fr1" draw:name="Врезка38" text:anchor-type="char" svg:x="7.2047in" svg:y="7.7602in" svg:width="0.8661in" svg:height="0.2736in" draw:z-index="280"><draw:text-box><text:p text:style-name="P39">R9</text:p></draw:text-box></draw:frame><draw:frame draw:style-name="fr1" draw:name="Врезка39" text:anchor-type="char" svg:x="7.2055in" svg:y="7.4016in" svg:width="0.8661in" svg:height="0.3154in" draw:z-index="279"><draw:text-box><text:p text:style-name="P31"/></draw:text-box></draw:frame><draw:frame draw:style-name="fr1" draw:name="Врезка40" text:anchor-type="char" svg:x="7.2047in" svg:y="7.1528in" svg:width="0.8661in" svg:height="0.2429in" draw:z-index="278"><draw:text-box><text:p text:style-name="P39">R6</text:p></draw:text-box></draw:frame><draw:frame draw:style-name="fr1" draw:name="Врезка41" text:anchor-type="char" svg:x="7.2055in" svg:y="6.7736in" svg:width="0.8661in" svg:height="0.3154in" draw:z-index="277"><draw:text-box><text:p text:style-name="P31"/></draw:text-box></draw:frame><draw:frame draw:style-name="fr1" draw:name="Врезка42" text:anchor-type="char" svg:x="7.2055in" svg:y="6.502in" svg:width="0.8661in" svg:height="0.2717in" draw:z-index="276"><draw:text-box><text:p text:style-name="P35">R<text:span text:style-name="T4">8</text:span></text:p></draw:text-box></draw:frame><draw:frame draw:style-name="fr1" draw:name="Врезка43" text:anchor-type="char" svg:x="7.2047in" svg:y="6.1807in" svg:width="0.8661in" svg:height="0.2693in" draw:z-index="275"><draw:text-box><text:p text:style-name="P14"/></draw:text-box></draw:frame><draw:frame draw:style-name="fr1" draw:name="Врезка44" text:anchor-type="char" svg:x="7.2047in" svg:y="5.8681in" svg:width="0.8661in" svg:height="0.2772in" draw:z-index="274"><draw:text-box><text:p text:style-name="P34">R23</text:p></draw:text-box></draw:frame><draw:frame draw:style-name="fr1" draw:name="Врезка46" text:anchor-type="char" svg:x="7.2055in" svg:y="5.1957in" svg:width="0.8661in" svg:height="0.3154in" draw:z-index="273"><draw:text-box><text:p text:style-name="P51">R4, R13,</text:p></draw:text-box></draw:frame><draw:frame draw:style-name="fr1" draw:name="Врезка47" text:anchor-type="char" svg:x="7.2047in" svg:y="4.9307in" svg:width="0.8661in" svg:height="0.278in" draw:z-index="272"><draw:text-box><text:p text:style-name="P14"/></draw:text-box></draw:frame><draw:frame draw:style-name="fr1" draw:name="Врезка48" text:anchor-type="char" svg:x="7.2047in" svg:y="4.6008in" svg:width="0.8661in" svg:height="0.278in" draw:z-index="271"><draw:text-box><text:p text:style-name="P34">R22</text:p></draw:text-box></draw:frame><draw:frame draw:style-name="fr1" draw:name="Врезка49" text:anchor-type="char" svg:x="7.2055in" svg:y="4.3055in" svg:width="0.8661in" svg:height="0.261in" draw:z-index="270"><draw:text-box><text:p text:style-name="P14"/></draw:text-box></draw:frame><draw:frame draw:style-name="fr1" draw:name="Врезка50" text:anchor-type="char" svg:x="7.2047in" svg:y="3.9846in" svg:width="0.8661in" svg:height="0.2689in" draw:z-index="269"><draw:text-box><text:p text:style-name="P34">R17</text:p></draw:text-box></draw:frame><draw:frame draw:style-name="fr1" draw:name="Врезка51" text:anchor-type="char" svg:x="7.2047in" svg:y="3.6634in" svg:width="0.8661in" svg:height="0.2693in" draw:z-index="268"><draw:text-box><text:p text:style-name="P14"/></draw:text-box></draw:frame><draw:frame draw:style-name="fr1" draw:name="Врезка52" text:anchor-type="char" svg:x="7.2047in" svg:y="3.3681in" svg:width="0.8661in" svg:height="0.2543in" draw:z-index="267"><draw:text-box><text:p text:style-name="P34">R5</text:p></draw:text-box></draw:frame><draw:frame draw:style-name="fr1" draw:name="Врезка53" text:anchor-type="char" svg:x="7.2047in" svg:y="3.0382in" svg:width="0.8661in" svg:height="0.2709in" draw:z-index="266"><draw:text-box><text:p text:style-name="P34">R30, R31</text:p></draw:text-box></draw:frame><draw:frame draw:style-name="fr1" draw:name="Врезка54" text:anchor-type="char" svg:x="7.2055in" svg:y="2.7346in" svg:width="0.8661in" svg:height="0.252in" draw:z-index="265"><draw:text-box><text:p text:style-name="P34">R15, R16,</text:p></draw:text-box></draw:frame><draw:frame draw:style-name="fr1" draw:name="Врезка55" text:anchor-type="char" svg:x="7.2047in" svg:y="2.4047in" svg:width="0.8661in" svg:height="0.2717in" draw:z-index="264"><draw:text-box><text:p text:style-name="P34">R7, R10,</text:p></draw:text-box></draw:frame><draw:frame draw:style-name="fr1" draw:name="Врезка56" text:anchor-type="char" svg:x="7.2055in" svg:y="2.0925in" svg:width="0.8661in" svg:height="0.2693in" draw:z-index="263"><draw:text-box><text:p text:style-name="P10"/></draw:text-box></draw:frame><draw:frame draw:style-name="fr1" draw:name="Врезка57" text:anchor-type="char" svg:x="7.2047in" svg:y="1.7799in" svg:width="0.8661in" svg:height="0.2689in" draw:z-index="262"><draw:text-box><text:p text:style-name="P34">R11, R12</text:p></draw:text-box></draw:frame><draw:frame draw:style-name="fr1" draw:name="Врезка58" text:anchor-type="char" svg:x="7.2047in" svg:y="1.4165in" svg:width="0.8661in" svg:height="0.3154in" draw:z-index="261"><draw:text-box><text:p text:style-name="P31"/></draw:text-box></draw:frame><draw:frame draw:style-name="fr1" draw:name="Врезка59" text:anchor-type="char" svg:x="7.2055in" svg:y="1.1016in" svg:width="0.8661in" svg:height="0.3154in" draw:z-index="260"><draw:text-box><text:p text:style-name="P31"/></draw:text-box></draw:frame><draw:frame draw:style-name="fr1" draw:name="Врезка60" text:anchor-type="char" svg:x="7.2047in" svg:y="0.7882in" svg:width="0.8661in" svg:height="0.3154in" draw:z-index="259"><draw:text-box><text:p text:style-name="P31"/></draw:text-box></draw:frame><draw:frame draw:style-name="fr2" draw:name="Врезка61" text:anchor-type="char" svg:x="6.8118in" svg:y="9.6528in" svg:width="0.3937in" svg:height="0.2681in" draw:z-index="258"><draw:text-box><text:p text:style-name="P42">2</text:p></draw:text-box></draw:frame><draw:frame draw:style-name="fr2" draw:name="Врезка62" text:anchor-type="char" svg:x="6.8118in" svg:y="9.2902in" svg:width="0.3937in" svg:height="0.3154in" draw:z-index="257"><draw:text-box><text:p text:style-name="ISO_5f_12_5f_1_5f_k_20_центр"/></draw:text-box></draw:frame><draw:frame draw:style-name="fr2" draw:name="Врезка63" text:anchor-type="char" svg:x="6.811in" svg:y="9.028in" svg:width="0.3937in" svg:height="0.2626in" draw:z-index="256"><draw:text-box><text:p text:style-name="P41">2</text:p></draw:text-box></draw:frame><draw:frame draw:style-name="fr2" draw:name="Врезка64" text:anchor-type="char" svg:x="6.811in" svg:y="8.6618in" svg:width="0.3937in" svg:height="0.3154in" draw:z-index="255"><draw:text-box><text:p text:style-name="ISO_5f_12_5f_1_5f_k_20_центр"/></draw:text-box></draw:frame><draw:frame draw:style-name="fr2" draw:name="Врезка65" text:anchor-type="char" svg:x="6.811in" svg:y="8.3945in" svg:width="0.3937in" svg:height="0.2681in" draw:z-index="254"><draw:text-box><text:p text:style-name="P41">2</text:p></draw:text-box></draw:frame><draw:frame draw:style-name="fr2" draw:name="Врезка66" text:anchor-type="char" svg:x="6.811in" svg:y="8.0339in" svg:width="0.3937in" svg:height="0.3154in" draw:z-index="253"><draw:text-box><text:p text:style-name="ISO_5f_12_5f_1_5f_k_20_центр"/></draw:text-box></draw:frame><draw:frame draw:style-name="fr2" draw:name="Врезка67" text:anchor-type="char" svg:x="6.811in" svg:y="7.7602in" svg:width="0.3937in" svg:height="0.2717in" draw:z-index="252"><draw:text-box><text:p text:style-name="P39">1</text:p></draw:text-box></draw:frame><draw:frame draw:style-name="fr2" draw:name="Врезка68" text:anchor-type="char" svg:x="6.811in" svg:y="7.4016in" svg:width="0.3937in" svg:height="0.3154in" draw:z-index="251"><draw:text-box><text:p text:style-name="ISO_5f_12_5f_1_5f_k_20_центр"/></draw:text-box></draw:frame><draw:frame draw:style-name="fr2" draw:name="Врезка69" text:anchor-type="char" svg:x="6.811in" svg:y="7.1445in" svg:width="0.3937in" svg:height="0.252in" draw:z-index="250"><draw:text-box><text:p text:style-name="P38">1</text:p></draw:text-box></draw:frame><draw:frame draw:style-name="fr2" draw:name="Врезка70" text:anchor-type="char" svg:x="6.811in" svg:y="6.7736in" svg:width="0.3937in" svg:height="0.3154in" draw:z-index="249"><draw:text-box><text:p text:style-name="ISO_5f_12_5f_1_5f_k_20_центр"/></draw:text-box></draw:frame><draw:frame draw:style-name="fr2" draw:name="Врезка71" text:anchor-type="char" svg:x="6.811in" svg:y="6.502in" svg:width="0.3937in" svg:height="0.2693in" draw:z-index="248"><draw:text-box><text:p text:style-name="P37">1</text:p></draw:text-box></draw:frame><draw:frame draw:style-name="fr2" draw:name="Врезка72" text:anchor-type="char" svg:x="6.811in" svg:y="6.1898in" svg:width="0.3937in" svg:height="0.2602in" draw:z-index="247"><draw:text-box><text:p text:style-name="P14"/></draw:text-box></draw:frame><draw:frame draw:style-name="fr2" draw:name="Врезка73" text:anchor-type="char" svg:x="6.811in" svg:y="5.8772in" svg:width="0.3937in" svg:height="0.2646in" draw:z-index="246"><draw:text-box><text:p text:style-name="P34">1</text:p></draw:text-box></draw:frame><draw:frame draw:style-name="fr2" draw:name="Врезка74" text:anchor-type="char" svg:x="6.8118in" svg:y="5.5646in" svg:width="0.3937in" svg:height="0.2618in" draw:z-index="245"><draw:text-box><text:p text:style-name="P5"/></draw:text-box></draw:frame><draw:frame draw:style-name="fr5" draw:name="Врезка75" text:anchor-type="char" svg:x="6.8118in" svg:y="4.9075in" svg:width="0.3937in" svg:height="0.2689in" draw:z-index="244"><draw:text-box><text:p text:style-name="P34">3</text:p></draw:text-box></draw:frame><draw:frame draw:style-name="fr2" draw:name="Врезка76" text:anchor-type="char" svg:x="6.8118in" svg:y="4.922in" svg:width="0.3937in" svg:height="0.2693in" draw:z-index="243"><draw:text-box><text:p text:style-name="P5"/></draw:text-box></draw:frame><draw:frame draw:style-name="fr2" draw:name="Врезка77" text:anchor-type="char" svg:x="6.8118in" svg:y="4.6098in" svg:width="0.3937in" svg:height="0.2693in" draw:z-index="242"><draw:text-box><text:p text:style-name="P34">1</text:p></draw:text-box></draw:frame><draw:frame draw:style-name="fr2" draw:name="Врезка78" text:anchor-type="char" svg:x="6.8118in" svg:y="4.3146in" svg:width="0.3937in" svg:height="0.252in" draw:z-index="241"><draw:text-box><text:p text:style-name="P14"/></draw:text-box></draw:frame><draw:frame draw:style-name="fr2" draw:name="Врезка79" text:anchor-type="char" svg:x="6.811in" svg:y="3.9756in" svg:width="0.3937in" svg:height="0.278in" draw:z-index="240"><draw:text-box><text:p text:style-name="P34">1</text:p></draw:text-box></draw:frame><draw:frame draw:style-name="fr2" draw:name="Врезка80" text:anchor-type="char" svg:x="6.811in" svg:y="3.6634in" svg:width="0.3937in" svg:height="0.2693in" draw:z-index="239"><draw:text-box><text:p text:style-name="P12"/></draw:text-box></draw:frame><draw:frame draw:style-name="fr2" draw:name="Врезка81" text:anchor-type="char" svg:x="6.811in" svg:y="3.3598in" svg:width="0.3937in" svg:height="0.2626in" draw:z-index="238"><draw:text-box><text:p text:style-name="P34">1</text:p></draw:text-box></draw:frame><draw:frame draw:style-name="fr2" draw:name="Врезка82" text:anchor-type="char" svg:x="6.811in" svg:y="3.0299in" svg:width="0.3937in" svg:height="0.2772in" draw:z-index="236"><draw:text-box><text:p text:style-name="P11"/></draw:text-box></draw:frame><draw:frame draw:style-name="fr2" draw:name="Врезка83" text:anchor-type="char" svg:x="6.8118in" svg:y="2.7256in" svg:width="0.3937in" svg:height="0.2602in" draw:z-index="237"><draw:text-box><text:p text:style-name="P10"/></draw:text-box></draw:frame><draw:frame draw:style-name="fr2" draw:name="Врезка84" text:anchor-type="char" svg:x="6.8118in" svg:y="2.4047in" svg:width="0.3937in" svg:height="0.2693in" draw:z-index="235"><draw:text-box><text:p text:style-name="P34">6</text:p></draw:text-box></draw:frame><draw:frame draw:style-name="fr2" draw:name="Врезка85" text:anchor-type="char" svg:x="6.811in" svg:y="2.0835in" svg:width="0.3937in" svg:height="0.2807in" draw:z-index="234"><draw:text-box><text:p text:style-name="P3"/></draw:text-box></draw:frame><draw:frame draw:style-name="fr2" draw:name="Врезка86" text:anchor-type="char" svg:x="6.8118in" svg:y="1.7799in" svg:width="0.3937in" svg:height="0.2673in" draw:z-index="233"><draw:text-box><text:p text:style-name="P13"><text:span text:style-name="T3">2</text:span></text:p></draw:text-box></draw:frame><draw:frame draw:style-name="fr2" draw:name="Врезка87" text:anchor-type="char" svg:x="6.8118in" svg:y="1.4165in" svg:width="0.3937in" svg:height="0.3154in" draw:z-index="232"><draw:text-box><text:p text:style-name="ISO_5f_12_5f_1_5f_k_20_центр"/></draw:text-box></draw:frame><draw:frame draw:style-name="fr2" draw:name="Врезка88" text:anchor-type="char" svg:x="6.811in" svg:y="1.1035in" svg:width="0.3937in" svg:height="0.3154in" draw:z-index="231"><draw:text-box><text:p text:style-name="ISO_5f_12_5f_1_5f_k_20_центр"/></draw:text-box></draw:frame><draw:frame draw:style-name="fr2" draw:name="Врезка89" text:anchor-type="char" svg:x="6.8118in" svg:y="0.7882in" svg:width="0.3937in" svg:height="0.3154in" draw:z-index="230"><draw:text-box><text:p text:style-name="ISO_5f_12_5f_1_5f_k_20_центр"/></draw:text-box></draw:frame><draw:frame draw:style-name="fr1" draw:name="Врезка90" text:anchor-type="char" svg:x="4.3311in" svg:y="9.6445in" svg:width="2.4807in" svg:height="0.2764in" draw:z-index="229"><draw:text-box><text:p text:style-name="P50">CR 0603-F X-<text:span text:style-name="T7">913</text:span></text:p></draw:text-box></draw:frame><draw:frame draw:style-name="fr1" draw:name="Врезка91" text:anchor-type="char" svg:x="4.3311in" svg:y="9.3319in" svg:width="2.4807in" svg:height="0.2693in" draw:z-index="228"><draw:text-box><text:p text:style-name="P7"/></draw:text-box></draw:frame><draw:frame draw:style-name="fr1" draw:name="Врезка92" text:anchor-type="char" svg:x="4.3307in" svg:y="9.028in" svg:width="2.4807in" svg:height="0.2602in" draw:z-index="227"><draw:text-box><text:p text:style-name="P49">CR 0603-F X-<text:span text:style-name="T6">512</text:span></text:p></draw:text-box></draw:frame><draw:frame draw:style-name="fr1" draw:name="Врезка93" text:anchor-type="char" svg:x="4.3307in" svg:y="8.6646in" svg:width="2.4807in" svg:height="0.3154in" draw:z-index="226"><draw:text-box><text:p text:style-name="P31"/></draw:text-box></draw:frame><draw:frame draw:style-name="fr1" draw:name="Врезка94" text:anchor-type="char" svg:x="4.3311in" svg:y="8.3945in" svg:width="2.4807in" svg:height="0.2701in" draw:z-index="225"><draw:text-box><text:p text:style-name="P49">CR 0603-F X-<text:span text:style-name="T6">472</text:span></text:p></draw:text-box></draw:frame><draw:frame draw:style-name="fr1" draw:name="Врезка95" text:anchor-type="char" svg:x="4.3311in" svg:y="8.0819in" svg:width="2.4807in" svg:height="0.2602in" draw:z-index="224"><draw:text-box><text:p text:style-name="P6"/></draw:text-box></draw:frame><draw:frame draw:style-name="fr1" draw:name="Врезка96" text:anchor-type="char" svg:x="4.3311in" svg:y="7.7602in" svg:width="2.4807in" svg:height="0.2717in" draw:z-index="223"><draw:text-box><text:p text:style-name="P48">CR 0603-F X-<text:span text:style-name="T5">342</text:span></text:p></draw:text-box></draw:frame><draw:frame draw:style-name="fr1" draw:name="Врезка97" text:anchor-type="char" svg:x="4.3307in" svg:y="7.4398in" svg:width="2.4807in" svg:height="0.278in" draw:z-index="222"><draw:text-box><text:p text:style-name="P19"/></draw:text-box></draw:frame><draw:frame draw:style-name="fr1" draw:name="Врезка98" text:anchor-type="char" svg:x="4.3311in" svg:y="7.1445in" svg:width="2.4807in" svg:height="0.2591in" draw:z-index="221"><draw:text-box><text:p text:style-name="P48">CR 0603-F X-<text:span text:style-name="T5">331</text:span></text:p></draw:text-box></draw:frame><draw:frame draw:style-name="fr1" draw:name="Врезка99" text:anchor-type="char" svg:x="4.3311in" svg:y="6.7717in" svg:width="2.4807in" svg:height="0.3154in" draw:z-index="220"><draw:text-box><text:p text:style-name="P31"/></draw:text-box></draw:frame><draw:frame draw:style-name="fr1" draw:name="Врезка100" text:anchor-type="char" svg:x="4.3307in" svg:y="6.502in" svg:width="2.4807in" svg:height="0.2693in" draw:z-index="219"><draw:text-box><text:p text:style-name="P52">CR 0603-F X-<text:span text:style-name="T4">202</text:span></text:p></draw:text-box></draw:frame><draw:frame draw:style-name="fr1" draw:name="Врезка101" text:anchor-type="char" svg:x="4.3307in" svg:y="6.1898in" svg:width="2.4807in" svg:height="0.2673in" draw:z-index="218"><draw:text-box><text:p text:style-name="P18"/></draw:text-box></draw:frame><draw:frame draw:style-name="fr1" draw:name="Врезка102" text:anchor-type="char" svg:x="4.3307in" svg:y="5.8681in" svg:width="2.4807in" svg:height="0.2736in" draw:z-index="217"><draw:text-box><text:p text:style-name="P36">CR 2512-F X-201</text:p></draw:text-box></draw:frame><draw:frame draw:style-name="fr1" draw:name="Врезка103" text:anchor-type="char" svg:x="4.3311in" svg:y="5.5728in" svg:width="2.4807in" svg:height="0.252in" draw:z-index="216"><draw:text-box><text:p text:style-name="P17"/></draw:text-box></draw:frame><draw:frame draw:style-name="fr1" draw:name="Врезка104" text:anchor-type="char" svg:x="4.3307in" svg:y="5.2429in" svg:width="2.4807in" svg:height="0.2717in" draw:z-index="215"><draw:text-box><text:p text:style-name="P47">CR 0603-F X-132</text:p></draw:text-box></draw:frame><draw:frame draw:style-name="fr1" draw:name="Врезка105" text:anchor-type="char" svg:x="4.3307in" svg:y="4.9307in" svg:width="2.4807in" svg:height="0.2689in" draw:z-index="214"><draw:text-box><text:p text:style-name="P17"/></draw:text-box></draw:frame><draw:frame draw:style-name="fr1" draw:name="Врезка106" text:anchor-type="char" svg:x="4.3307in" svg:y="4.6008in" svg:width="2.4807in" svg:height="0.2811in" draw:z-index="213"><draw:text-box><text:p text:style-name="P47">CR 0603-F X-122</text:p></draw:text-box></draw:frame><draw:frame draw:style-name="fr1" draw:name="Врезка107" text:anchor-type="char" svg:x="4.3307in" svg:y="4.3146in" svg:width="2.4807in" svg:height="0.2528in" draw:z-index="212"><draw:text-box><text:p text:style-name="P17"/></draw:text-box></draw:frame><draw:frame draw:style-name="fr1" draw:name="Врезка108" text:anchor-type="char" svg:x="4.3307in" svg:y="3.9846in" svg:width="2.4807in" svg:height="0.2689in" draw:z-index="211"><draw:text-box><text:p text:style-name="P47">CR 0603-F X-121</text:p></draw:text-box></draw:frame><draw:frame draw:style-name="fr1" draw:name="Врезка109" text:anchor-type="char" svg:x="4.3307in" svg:y="3.672in" svg:width="2.4807in" svg:height="0.2602in" draw:z-index="210"><draw:text-box><text:p text:style-name="P17"/></draw:text-box></draw:frame><draw:frame draw:style-name="fr1" draw:name="Врезка110" text:anchor-type="char" svg:x="4.3307in" svg:y="3.3681in" svg:width="2.4807in" svg:height="0.2543in" draw:z-index="209"><draw:text-box><text:p text:style-name="P46">CR 0603-F X-105</text:p></draw:text-box></draw:frame><draw:frame draw:style-name="fr1" draw:name="Врезка111" text:anchor-type="char" svg:x="4.3307in" svg:y="3.0382in" svg:width="2.4807in" svg:height="0.2689in" draw:z-index="208"><draw:text-box><text:p text:style-name="P29"/></draw:text-box></draw:frame><draw:frame draw:style-name="fr1" draw:name="Врезка112" text:anchor-type="char" svg:x="4.3311in" svg:y="2.7256in" svg:width="2.4807in" svg:height="0.2681in" draw:z-index="207"><draw:text-box><text:p text:style-name="P28"/></draw:text-box></draw:frame><draw:frame draw:style-name="fr1" draw:name="Врезка113" text:anchor-type="char" svg:x="4.3311in" svg:y="2.4134in" svg:width="2.4807in" svg:height="0.2638in" draw:z-index="206"><draw:text-box><text:p text:style-name="P46">CR 0603-F X-103</text:p></draw:text-box></draw:frame><draw:frame draw:style-name="fr1" draw:name="Врезка114" text:anchor-type="char" svg:x="4.3307in" svg:y="2.0925in" svg:width="2.4807in" svg:height="0.2709in" draw:z-index="205"><draw:text-box><text:p text:style-name="P9"/></draw:text-box></draw:frame><draw:frame draw:style-name="fr1" draw:name="Врезка115" text:anchor-type="char" svg:x="4.3307in" svg:y="1.7709in" svg:width="2.4807in" svg:height="0.2709in" draw:z-index="204"><draw:text-box><text:p text:style-name="P36">CR 0603-F X-102</text:p></draw:text-box></draw:frame><draw:frame draw:style-name="fr1" draw:name="Врезка116" text:anchor-type="char" svg:x="4.3307in" svg:y="1.4181in" svg:width="2.4807in" svg:height="0.3154in" draw:z-index="203"><draw:text-box><text:p text:style-name="P31"/></draw:text-box></draw:frame><draw:frame draw:style-name="fr1" draw:name="Врезка117" text:anchor-type="char" svg:x="4.3311in" svg:y="1.1457in" svg:width="2.4807in" svg:height="0.2654in" draw:z-index="202"><draw:text-box><text:p text:style-name="P45">Резисторы</text:p></draw:text-box></draw:frame><draw:frame draw:style-name="fr1" draw:name="Врезка118" text:anchor-type="char" svg:x="4.3307in" svg:y="0.7882in" svg:width="2.4807in" svg:height="0.3154in" draw:z-index="201"><draw:text-box><text:p text:style-name="P31"/></draw:text-box></draw:frame><draw:frame draw:style-name="fr1" draw:name="Врезка119" text:anchor-type="char" svg:x="1.5744in" svg:y="9.6071in" svg:width="2.7563in" svg:height="0.3154in" draw:z-index="200"><draw:text-box><text:p text:style-name="P31"/></draw:text-box></draw:frame><draw:frame draw:style-name="fr1" draw:name="Врезка120" text:anchor-type="char" svg:x="1.5744in" svg:y="9.2902in" svg:width="2.7563in" svg:height="0.3154in" draw:z-index="199"><draw:text-box><text:p text:style-name="P31"/></draw:text-box></draw:frame><draw:frame draw:style-name="fr1" draw:name="Врезка121" text:anchor-type="char" svg:x="1.5752in" svg:y="8.9772in" svg:width="2.7563in" svg:height="0.3154in" draw:z-index="198"><draw:text-box><text:p text:style-name="P31"/></draw:text-box></draw:frame><draw:frame draw:style-name="fr1" draw:name="Врезка122" text:anchor-type="char" svg:x="1.5752in" svg:y="8.3472in" svg:width="2.7563in" svg:height="0.3154in" draw:z-index="197"><draw:text-box><text:p text:style-name="P31"/></draw:text-box></draw:frame><draw:frame draw:style-name="fr1" draw:name="Врезка123" text:anchor-type="char" svg:x="1.5744in" svg:y="8.6646in" svg:width="2.7563in" svg:height="0.3154in" draw:z-index="196"><draw:text-box><text:p text:style-name="P31"/></draw:text-box></draw:frame><draw:frame draw:style-name="fr1" draw:name="Врезка124" text:anchor-type="char" svg:x="1.5752in" svg:y="8.0339in" svg:width="2.7563in" svg:height="0.3154in" draw:z-index="195"><draw:text-box><text:p text:style-name="P31"/></draw:text-box></draw:frame><draw:frame draw:style-name="fr1" draw:name="Врезка125" text:anchor-type="char" svg:x="1.5752in" svg:y="7.7189in" svg:width="2.7563in" svg:height="0.3154in" draw:z-index="194"><draw:text-box><text:p text:style-name="P31"/></draw:text-box></draw:frame><draw:frame draw:style-name="fr1" draw:name="Врезка126" text:anchor-type="char" svg:x="1.5744in" svg:y="7.4035in" svg:width="2.7563in" svg:height="0.3154in" draw:z-index="193"><draw:text-box><text:p text:style-name="P31"/></draw:text-box></draw:frame><draw:frame draw:style-name="fr1" draw:name="Врезка127" text:anchor-type="char" svg:x="1.5744in" svg:y="7.0866in" svg:width="2.7563in" svg:height="0.3154in" draw:z-index="192"><draw:text-box><text:p text:style-name="P31"/></draw:text-box></draw:frame><draw:frame draw:style-name="fr1" draw:name="Врезка128" text:anchor-type="char" svg:x="1.5752in" svg:y="6.7717in" svg:width="2.7563in" svg:height="0.3154in" draw:z-index="191"><draw:text-box><text:p text:style-name="P31"/></draw:text-box></draw:frame><draw:frame draw:style-name="fr1" draw:name="Врезка129" text:anchor-type="char" svg:x="1.5752in" svg:y="6.4571in" svg:width="2.7563in" svg:height="0.3154in" draw:z-index="190"><draw:text-box><text:p text:style-name="P31"/></draw:text-box></draw:frame><draw:frame draw:style-name="fr1" draw:name="Врезка130" text:anchor-type="char" svg:x="1.5752in" svg:y="6.1417in" svg:width="2.7563in" svg:height="0.3154in" draw:z-index="189"><draw:text-box><text:p text:style-name="P31"/></draw:text-box></draw:frame><draw:frame draw:style-name="fr1" draw:name="Врезка131" text:anchor-type="char" svg:x="1.5744in" svg:y="5.8272in" svg:width="2.7563in" svg:height="0.3154in" draw:z-index="188"><draw:text-box><text:p text:style-name="P31"/></draw:text-box></draw:frame><draw:frame draw:style-name="fr1" draw:name="Врезка132" text:anchor-type="char" svg:x="1.5744in" svg:y="5.5118in" svg:width="2.7563in" svg:height="0.3154in" draw:z-index="187"><draw:text-box><text:p text:style-name="P31"/></draw:text-box></draw:frame><draw:frame draw:style-name="fr1" draw:name="Врезка133" text:anchor-type="char" svg:x="1.5752in" svg:y="5.1984in" svg:width="2.7563in" svg:height="0.3154in" draw:z-index="186"><draw:text-box><text:p text:style-name="P31"/></draw:text-box></draw:frame><draw:frame draw:style-name="fr1" draw:name="Врезка134" text:anchor-type="char" svg:x="1.5752in" svg:y="4.8819in" svg:width="2.7563in" svg:height="0.3154in" draw:z-index="185"><draw:text-box><text:p text:style-name="P31"/></draw:text-box></draw:frame><draw:frame draw:style-name="fr1" draw:name="Врезка135" text:anchor-type="char" svg:x="1.5752in" svg:y="4.5689in" svg:width="2.7563in" svg:height="0.3154in" draw:z-index="184"><draw:text-box><text:p text:style-name="P31"/></draw:text-box></draw:frame><draw:frame draw:style-name="fr1" draw:name="Врезка136" text:anchor-type="char" svg:x="1.5744in" svg:y="4.2535in" svg:width="2.7563in" svg:height="0.3154in" draw:z-index="183"><draw:text-box><text:p text:style-name="P31"/></draw:text-box></draw:frame><draw:frame draw:style-name="fr1" draw:name="Врезка137" text:anchor-type="char" svg:x="1.5752in" svg:y="3.9374in" svg:width="2.7563in" svg:height="0.3154in" draw:z-index="182"><draw:text-box><text:p text:style-name="P31"/></draw:text-box></draw:frame><draw:frame draw:style-name="fr1" draw:name="Врезка138" text:anchor-type="char" svg:x="1.5752in" svg:y="3.622in" svg:width="2.7563in" svg:height="0.3154in" draw:z-index="181"><draw:text-box><text:p text:style-name="P31"/></draw:text-box></draw:frame><draw:frame draw:style-name="fr1" draw:name="Врезка139" text:anchor-type="char" svg:x="1.5752in" svg:y="3.3071in" svg:width="2.7563in" svg:height="0.3154in" draw:z-index="180"><draw:text-box><text:p text:style-name="P31"/></draw:text-box></draw:frame><draw:frame draw:style-name="fr1" draw:name="Врезка140" text:anchor-type="char" svg:x="1.5752in" svg:y="2.9937in" svg:width="2.7563in" svg:height="0.3154in" draw:z-index="179"><draw:text-box><text:p text:style-name="P31"/></draw:text-box></draw:frame><draw:frame draw:style-name="fr1" draw:name="Врезка141" text:anchor-type="char" svg:x="1.5744in" svg:y="2.6772in" svg:width="2.7563in" svg:height="0.3154in" draw:z-index="178"><draw:text-box><text:p text:style-name="P31"/></draw:text-box></draw:frame><draw:frame draw:style-name="fr1" draw:name="Врезка142" text:anchor-type="char" svg:x="1.5752in" svg:y="2.3634in" svg:width="2.7563in" svg:height="0.3154in" draw:z-index="177"><draw:text-box><text:p text:style-name="P31"/></draw:text-box></draw:frame><draw:frame draw:style-name="fr1" draw:name="Врезка143" text:anchor-type="char" svg:x="1.5744in" svg:y="2.0472in" svg:width="2.7563in" svg:height="0.3154in" draw:z-index="176"><draw:text-box><text:p text:style-name="P31"/></draw:text-box></draw:frame><draw:frame draw:style-name="fr1" draw:name="Врезка144" text:anchor-type="char" svg:x="1.5744in" svg:y="1.7319in" svg:width="2.7563in" svg:height="0.3154in" draw:z-index="175"><draw:text-box><text:p text:style-name="P31"/></draw:text-box></draw:frame><draw:frame draw:style-name="fr1" draw:name="Врезка145" text:anchor-type="char" svg:x="1.5752in" svg:y="1.4181in" svg:width="2.7563in" svg:height="0.3154in" draw:z-index="174"><draw:text-box><text:p text:style-name="P31"/></draw:text-box></draw:frame><draw:frame draw:style-name="fr1" draw:name="Врезка146" text:anchor-type="char" svg:x="1.5744in" svg:y="1.1016in" svg:width="2.7563in" svg:height="0.3154in" draw:z-index="173"><draw:text-box><text:p text:style-name="P31"/></draw:text-box></draw:frame><draw:frame draw:style-name="fr1" draw:name="Врезка147" text:anchor-type="char" svg:x="1.5744in" svg:y="0.7882in" svg:width="2.7563in" svg:height="0.3154in" draw:z-index="172"><draw:text-box><text:p text:style-name="P32"><text:s/></text:p></draw:text-box></draw:frame><draw:frame draw:style-name="fr5" draw:name="Врезка148" text:anchor-type="char" svg:x="1.2598in" svg:y="9.3264in" svg:width="0.3146in" svg:height="0.2591in" draw:z-index="171"><draw:text-box><text:p text:style-name="P42">5<text:span text:style-name="T7">1</text:span></text:p></draw:text-box></draw:frame><draw:frame draw:style-name="fr2" draw:name="Врезка149" text:anchor-type="char" svg:x="1.2598in" svg:y="9.3319in" svg:width="0.3146in" svg:height="0.2783in" draw:z-index="170"><draw:text-box><text:p text:style-name="P2"/></draw:text-box></draw:frame><draw:frame draw:style-name="fr2" draw:name="Врезка150" text:anchor-type="char" svg:x="1.2598in" svg:y="9.0193in" svg:width="0.3146in" svg:height="0.2728in" draw:z-index="169"><draw:text-box><text:p text:style-name="P41">50</text:p></draw:text-box></draw:frame><draw:frame draw:style-name="fr2" draw:name="Врезка151" text:anchor-type="char" svg:x="1.2598in" svg:y="8.6626in" svg:width="0.3146in" svg:height="0.3154in" draw:z-index="168"><draw:text-box><text:p text:style-name="ISO_5f_12_5f_1_5f_k_20_центр"/></draw:text-box></draw:frame><draw:frame draw:style-name="fr2" draw:name="Врезка152" text:anchor-type="char" svg:x="1.2598in" svg:y="8.3945in" svg:width="0.3146in" svg:height="0.2681in" draw:z-index="167"><draw:text-box><text:p text:style-name="P40">4<text:span text:style-name="T6">9</text:span></text:p></draw:text-box></draw:frame><draw:frame draw:style-name="fr2" draw:name="Врезка153" text:anchor-type="char" svg:x="1.2602in" svg:y="8.0819in" svg:width="0.3146in" svg:height="0.2673in" draw:z-index="166"><draw:text-box><text:p text:style-name="P2"/></draw:text-box></draw:frame><draw:frame draw:style-name="fr2" draw:name="Врезка154" text:anchor-type="char" svg:x="1.2598in" svg:y="7.7602in" svg:width="0.3146in" svg:height="0.2736in" draw:z-index="165"><draw:text-box><text:p text:style-name="P39">48</text:p></draw:text-box></draw:frame><draw:frame draw:style-name="fr2" draw:name="Врезка155" text:anchor-type="char" svg:x="1.2598in" svg:y="7.402in" svg:width="0.3146in" svg:height="0.3154in" draw:z-index="164"><draw:text-box><text:p text:style-name="ISO_5f_12_5f_1_5f_k_20_центр"/></draw:text-box></draw:frame><draw:frame draw:style-name="fr2" draw:name="Врезка156" text:anchor-type="char" svg:x="1.2602in" svg:y="7.1445in" svg:width="0.3146in" svg:height="0.252in" draw:z-index="163"><draw:text-box><text:p text:style-name="P39">47</text:p></draw:text-box></draw:frame><draw:frame draw:style-name="fr2" draw:name="Врезка157" text:anchor-type="char" svg:x="1.2602in" svg:y="6.772in" svg:width="0.3146in" svg:height="0.3154in" draw:z-index="162"><draw:text-box><text:p text:style-name="ISO_5f_12_5f_1_5f_k_20_центр"/></draw:text-box></draw:frame><draw:frame draw:style-name="fr2" draw:name="Врезка158" text:anchor-type="char" svg:x="1.2602in" svg:y="6.502in" svg:width="0.3146in" svg:height="0.2717in" draw:z-index="161"><draw:text-box><text:p text:style-name="P37">46</text:p></draw:text-box></draw:frame><draw:frame draw:style-name="fr2" draw:name="Врезка159" text:anchor-type="char" svg:x="1.2598in" svg:y="6.1807in" svg:width="0.3146in" svg:height="0.278in" draw:z-index="160"><draw:text-box><text:p text:style-name="P14"/></draw:text-box></draw:frame><draw:frame draw:style-name="fr2" draw:name="Врезка160" text:anchor-type="char" svg:x="1.2602in" svg:y="5.8772in" svg:width="0.3146in" svg:height="0.2602in" draw:z-index="159"><draw:text-box><text:p text:style-name="P34">45</text:p></draw:text-box></draw:frame><draw:frame draw:style-name="fr2" draw:name="Врезка161" text:anchor-type="char" svg:x="1.2602in" svg:y="5.5646in" svg:width="0.3146in" svg:height="0.2646in" draw:z-index="158"><draw:text-box><text:p text:style-name="P15"/></draw:text-box></draw:frame><draw:frame draw:style-name="fr2" draw:name="Врезка162" text:anchor-type="char" svg:x="1.2598in" svg:y="5.2429in" svg:width="0.3146in" svg:height="0.2693in" draw:z-index="157"><draw:text-box><text:p text:style-name="P34">43</text:p></draw:text-box></draw:frame><draw:frame draw:style-name="fr2" draw:name="Врезка163" text:anchor-type="char" svg:x="1.2598in" svg:y="4.9398in" svg:width="0.3146in" svg:height="0.252in" draw:z-index="156"><draw:text-box><text:p text:style-name="P16"/></draw:text-box></draw:frame><draw:frame draw:style-name="fr2" draw:name="Врезка164" text:anchor-type="char" svg:x="1.2598in" svg:y="4.6098in" svg:width="0.3146in" svg:height="0.2693in" draw:z-index="155"><draw:text-box><text:p text:style-name="P34">42</text:p></draw:text-box></draw:frame><draw:frame draw:style-name="fr2" draw:name="Врезка165" text:anchor-type="char" svg:x="1.2598in" svg:y="4.2972in" svg:width="0.3146in" svg:height="0.2709in" draw:z-index="154"><draw:text-box><text:p text:style-name="P14"/></draw:text-box></draw:frame><draw:frame draw:style-name="fr2" draw:name="Врезка166" text:anchor-type="char" svg:x="1.2598in" svg:y="3.9846in" svg:width="0.3146in" svg:height="0.2689in" draw:z-index="153"><draw:text-box><text:p text:style-name="P34">41</text:p></draw:text-box></draw:frame><draw:frame draw:style-name="fr2" draw:name="Врезка167" text:anchor-type="char" svg:x="1.2598in" svg:y="3.672in" svg:width="0.3146in" svg:height="0.2602in" draw:z-index="152"><draw:text-box><text:p text:style-name="P14"/></draw:text-box></draw:frame><draw:frame draw:style-name="fr2" draw:name="Врезка168" text:anchor-type="char" svg:x="1.2602in" svg:y="3.3598in" svg:width="0.3146in" svg:height="0.2626in" draw:z-index="151"><draw:text-box><text:p text:style-name="P34">40</text:p></draw:text-box></draw:frame><draw:frame draw:style-name="fr2" draw:name="Врезка169" text:anchor-type="char" svg:x="1.2602in" svg:y="3.0299in" svg:width="0.3146in" svg:height="0.2791in" draw:z-index="150"><draw:text-box><text:p text:style-name="P13"/></draw:text-box></draw:frame><draw:frame draw:style-name="fr2" draw:name="Врезка171" text:anchor-type="char" svg:x="1.2598in" svg:y="2.4134in" svg:width="0.3146in" svg:height="0.2602in" draw:z-index="149"><draw:text-box><text:p text:style-name="P13">3<text:span text:style-name="T3">9</text:span></text:p></draw:text-box></draw:frame><draw:frame draw:style-name="fr2" draw:name="Врезка172" text:anchor-type="char" svg:x="1.2602in" svg:y="2.0472in" svg:width="0.3146in" svg:height="0.3154in" draw:z-index="148"><draw:text-box><text:p text:style-name="ISO_5f_12_5f_1_5f_k_20_центр"/></draw:text-box></draw:frame><draw:frame draw:style-name="fr2" draw:name="Врезка173" text:anchor-type="char" svg:x="1.2598in" svg:y="1.7898in" svg:width="0.3146in" svg:height="0.2575in" draw:z-index="147"><draw:text-box><text:p text:style-name="P34">38</text:p></draw:text-box></draw:frame><draw:frame draw:style-name="fr2" draw:name="Врезка174" text:anchor-type="char" svg:x="1.2598in" svg:y="1.4165in" svg:width="0.3146in" svg:height="0.3154in" draw:z-index="146"><draw:text-box><text:p text:style-name="ISO_5f_12_5f_1_5f_k_20_центр"/></draw:text-box></draw:frame><draw:frame draw:style-name="fr2" draw:name="Врезка175" text:anchor-type="char" svg:x="1.2602in" svg:y="1.1016in" svg:width="0.3146in" svg:height="0.3154in" draw:z-index="145"><draw:text-box><text:p text:style-name="ISO_5f_12_5f_1_5f_k_20_центр"/></draw:text-box></draw:frame><draw:frame draw:style-name="fr2" draw:name="Врезка176" text:anchor-type="char" svg:x="1.2602in" svg:y="0.7862in" svg:width="0.3146in" svg:height="0.3154in" draw:z-index="144"><draw:text-box><text:p text:style-name="ISO_5f_12_5f_1_5f_k_20_центр"/></draw:text-box></draw:frame><draw:frame draw:style-name="fr2" draw:name="Врезка177" text:anchor-type="char" svg:x="1.0244in" svg:y="9.6083in" svg:width="0.2362in" svg:height="0.3154in" draw:z-index="143"><draw:text-box><text:p text:style-name="ISO_5f_12_5f_1_5f_k_20_центр"/></draw:text-box></draw:frame><draw:frame draw:style-name="fr2" draw:name="Врезка178" text:anchor-type="char" svg:x="0.7874in" svg:y="9.6102in" svg:width="0.2362in" svg:height="0.3154in" draw:z-index="142"><draw:text-box><text:p text:style-name="ISO_5f_12_5f_1_5f_k_20_центр"/></draw:text-box></draw:frame><draw:frame draw:style-name="fr2" draw:name="Врезка179" text:anchor-type="char" svg:x="1.0236in" svg:y="9.2953in" svg:width="0.2362in" svg:height="0.3154in" draw:z-index="141"><draw:text-box><text:p text:style-name="ISO_5f_12_5f_1_5f_k_20_центр"/></draw:text-box></draw:frame><draw:frame draw:style-name="fr2" draw:name="Врезка180" text:anchor-type="char" svg:x="0.7882in" svg:y="9.2925in" svg:width="0.2362in" svg:height="0.3154in" draw:z-index="140"><draw:text-box><text:p text:style-name="ISO_5f_12_5f_1_5f_k_20_центр"/></draw:text-box></draw:frame><draw:frame draw:style-name="fr2" draw:name="Врезка181" text:anchor-type="char" svg:x="1.0236in" svg:y="8.9799in" svg:width="0.2362in" svg:height="0.3154in" draw:z-index="139"><draw:text-box><text:p text:style-name="ISO_5f_12_5f_1_5f_k_20_центр"/></draw:text-box></draw:frame><draw:frame draw:style-name="fr2" draw:name="Врезка182" text:anchor-type="char" svg:x="0.7882in" svg:y="8.9799in" svg:width="0.2362in" svg:height="0.3154in" draw:z-index="138"><draw:text-box><text:p text:style-name="ISO_5f_12_5f_1_5f_k_20_центр"/></draw:text-box></draw:frame><draw:frame draw:style-name="fr2" draw:name="Врезка183" text:anchor-type="char" svg:x="1.0236in" svg:y="8.6626in" svg:width="0.2362in" svg:height="0.3154in" draw:z-index="137"><draw:text-box><text:p text:style-name="ISO_5f_12_5f_1_5f_k_20_центр"/></draw:text-box></draw:frame><draw:frame draw:style-name="fr2" draw:name="Врезка184" text:anchor-type="char" svg:x="0.7874in" svg:y="8.6646in" svg:width="0.2362in" svg:height="0.3154in" draw:z-index="136"><draw:text-box><text:p text:style-name="ISO_5f_12_5f_1_5f_k_20_центр"/></draw:text-box></draw:frame><draw:frame draw:style-name="fr2" draw:name="Врезка185" text:anchor-type="char" svg:x="0.7874in" svg:y="8.3492in" svg:width="0.2362in" svg:height="0.3154in" draw:z-index="135"><draw:text-box><text:p text:style-name="ISO_5f_12_5f_1_5f_k_20_центр"/></draw:text-box></draw:frame><draw:frame draw:style-name="fr2" draw:name="Врезка186" text:anchor-type="char" svg:x="1.0244in" svg:y="8.3492in" svg:width="0.2362in" svg:height="0.3154in" draw:z-index="134"><draw:text-box><text:p text:style-name="ISO_5f_12_5f_1_5f_k_20_центр"/></draw:text-box></draw:frame><draw:frame draw:style-name="fr2" draw:name="Врезка187" text:anchor-type="char" svg:x="1.0236in" svg:y="8.0319in" svg:width="0.2362in" svg:height="0.3154in" draw:z-index="133"><draw:text-box><text:p text:style-name="ISO_5f_12_5f_1_5f_k_20_центр"/></draw:text-box></draw:frame><draw:frame draw:style-name="fr2" draw:name="Врезка188" text:anchor-type="char" svg:x="0.7874in" svg:y="8.0339in" svg:width="0.2362in" svg:height="0.3154in" draw:z-index="132"><draw:text-box><text:p text:style-name="ISO_5f_12_5f_1_5f_k_20_центр"/></draw:text-box></draw:frame><draw:frame draw:style-name="fr2" draw:name="Врезка189" text:anchor-type="char" svg:x="1.0244in" svg:y="7.7189in" svg:width="0.2362in" svg:height="0.3154in" draw:z-index="131"><draw:text-box><text:p text:style-name="ISO_5f_12_5f_1_5f_k_20_центр"/></draw:text-box></draw:frame><draw:frame draw:style-name="fr2" draw:name="Врезка190" text:anchor-type="char" svg:x="0.7874in" svg:y="7.7173in" svg:width="0.2362in" svg:height="0.3154in" draw:z-index="130"><draw:text-box><text:p text:style-name="ISO_5f_12_5f_1_5f_k_20_центр"/></draw:text-box></draw:frame><draw:frame draw:style-name="fr2" draw:name="Врезка191" text:anchor-type="char" svg:x="0.7874in" svg:y="7.402in" svg:width="0.2362in" svg:height="0.3154in" draw:z-index="129"><draw:text-box><text:p text:style-name="ISO_5f_12_5f_1_5f_k_20_центр"/></draw:text-box></draw:frame><draw:frame draw:style-name="fr2" draw:name="Врезка192" text:anchor-type="char" svg:x="1.0236in" svg:y="7.4035in" svg:width="0.2362in" svg:height="0.3154in" draw:z-index="128"><draw:text-box><text:p text:style-name="ISO_5f_12_5f_1_5f_k_20_центр"/></draw:text-box></draw:frame><draw:connector text:anchor-type="char" draw:z-index="65" draw:style-name="gr1" draw:text-style-name="P58" draw:type="line" svg:x1="0.7874in" svg:y1="7.402in" svg:x2="8.0717in" svg:y2="7.4035in" svg:d="m2000 18801 18502 4" svg:viewBox="0 0 18503 5"><text:p/></draw:connector><draw:frame draw:style-name="fr2" draw:name="Врезка193" text:anchor-type="char" svg:x="1.0236in" svg:y="7.0874in" svg:width="0.2362in" svg:height="0.3154in" draw:z-index="127"><draw:text-box><text:p text:style-name="ISO_5f_12_5f_1_5f_k_20_центр"/></draw:text-box></draw:frame><draw:frame draw:style-name="fr2" draw:name="Врезка194" text:anchor-type="char" svg:x="0.7882in" svg:y="7.0882in" svg:width="0.2362in" svg:height="0.3154in" draw:z-index="126"><draw:text-box><text:p text:style-name="ISO_5f_12_5f_1_5f_k_20_центр"/></draw:text-box></draw:frame><draw:frame draw:style-name="fr2" draw:name="Врезка195" text:anchor-type="char" svg:x="1.0236in" svg:y="6.772in" svg:width="0.2362in" svg:height="0.3154in" draw:z-index="125"><draw:text-box><text:p text:style-name="ISO_5f_12_5f_1_5f_k_20_центр"/></draw:text-box></draw:frame><draw:frame draw:style-name="fr2" draw:name="Врезка196" text:anchor-type="char" svg:x="0.7874in" svg:y="6.7728in" svg:width="0.2362in" svg:height="0.3154in" draw:z-index="124"><draw:text-box><text:p text:style-name="ISO_5f_12_5f_1_5f_k_20_центр"/></draw:text-box></draw:frame><draw:frame draw:style-name="fr2" draw:name="Врезка197" text:anchor-type="char" svg:x="1.0236in" svg:y="6.4571in" svg:width="0.2362in" svg:height="0.3154in" draw:z-index="123"><draw:text-box><text:p text:style-name="ISO_5f_12_5f_1_5f_k_20_центр"/></draw:text-box></draw:frame><draw:frame draw:style-name="fr2" draw:name="Врезка198" text:anchor-type="char" svg:x="0.7874in" svg:y="6.4571in" svg:width="0.2362in" svg:height="0.3154in" draw:z-index="122"><draw:text-box><text:p text:style-name="ISO_5f_12_5f_1_5f_k_20_центр"/></draw:text-box></draw:frame><draw:frame draw:style-name="fr2" draw:name="Врезка199" text:anchor-type="char" svg:x="1.0236in" svg:y="6.1425in" svg:width="0.2362in" svg:height="0.3154in" draw:z-index="121"><draw:text-box><text:p text:style-name="ISO_5f_12_5f_1_5f_k_20_центр"/></draw:text-box></draw:frame><draw:frame draw:style-name="fr2" draw:name="Врезка200" text:anchor-type="char" svg:x="0.7882in" svg:y="6.1429in" svg:width="0.2362in" svg:height="0.3154in" draw:z-index="120"><draw:text-box><text:p text:style-name="ISO_5f_12_5f_1_5f_k_20_центр"/></draw:text-box></draw:frame><draw:frame draw:style-name="fr2" draw:name="Врезка201" text:anchor-type="char" svg:x="1.0236in" svg:y="5.8272in" svg:width="0.2362in" svg:height="0.3154in" draw:z-index="119"><draw:text-box><text:p text:style-name="ISO_5f_12_5f_1_5f_k_20_центр"/></draw:text-box></draw:frame><draw:frame draw:style-name="fr2" draw:name="Врезка202" text:anchor-type="char" svg:x="0.7874in" svg:y="5.8272in" svg:width="0.2362in" svg:height="0.3154in" draw:z-index="118"><draw:text-box><text:p text:style-name="ISO_5f_12_5f_1_5f_k_20_центр"/></draw:text-box></draw:frame><draw:frame draw:style-name="fr2" draw:name="Врезка203" text:anchor-type="char" svg:x="1.0236in" svg:y="5.5138in" svg:width="0.2362in" svg:height="0.3154in" draw:z-index="117"><draw:text-box><text:p text:style-name="ISO_5f_12_5f_1_5f_k_20_центр"/></draw:text-box></draw:frame><draw:frame draw:style-name="fr2" draw:name="Врезка204" text:anchor-type="char" svg:x="0.7882in" svg:y="5.5134in" svg:width="0.2362in" svg:height="0.3154in" draw:z-index="116"><draw:text-box><text:p text:style-name="ISO_5f_12_5f_1_5f_k_20_центр"/></draw:text-box></draw:frame><draw:frame draw:style-name="fr2" draw:name="Врезка205" text:anchor-type="char" svg:x="1.0236in" svg:y="5.198in" svg:width="0.2362in" svg:height="0.3154in" draw:z-index="115"><draw:text-box><text:p text:style-name="ISO_5f_12_5f_1_5f_k_20_центр"/></draw:text-box></draw:frame><draw:frame draw:style-name="fr2" draw:name="Врезка206" text:anchor-type="char" svg:x="0.7874in" svg:y="5.1984in" svg:width="0.2362in" svg:height="0.3154in" draw:z-index="114"><draw:text-box><text:p text:style-name="ISO_5f_12_5f_1_5f_k_20_центр"/></draw:text-box></draw:frame><draw:frame draw:style-name="fr2" draw:name="Врезка207" text:anchor-type="char" svg:x="1.0236in" svg:y="4.8819in" svg:width="0.2362in" svg:height="0.3154in" draw:z-index="113"><draw:text-box><text:p text:style-name="ISO_5f_12_5f_1_5f_k_20_центр"/></draw:text-box></draw:frame><draw:frame draw:style-name="fr2" draw:name="Врезка208" text:anchor-type="char" svg:x="0.7874in" svg:y="4.8835in" svg:width="0.2362in" svg:height="0.3154in" draw:z-index="112"><draw:text-box><text:p text:style-name="ISO_5f_12_5f_1_5f_k_20_центр"/></draw:text-box></draw:frame><draw:frame draw:style-name="fr2" draw:name="Врезка209" text:anchor-type="char" svg:x="1.0236in" svg:y="4.5673in" svg:width="0.2362in" svg:height="0.3154in" draw:z-index="111"><draw:text-box><text:p text:style-name="ISO_5f_12_5f_1_5f_k_20_центр"/></draw:text-box></draw:frame><draw:frame draw:style-name="fr2" draw:name="Врезка210" text:anchor-type="char" svg:x="0.7874in" svg:y="4.5673in" svg:width="0.2362in" svg:height="0.3154in" draw:z-index="110"><draw:text-box><text:p text:style-name="ISO_5f_12_5f_1_5f_k_20_центр"/></draw:text-box></draw:frame><draw:frame draw:style-name="fr2" draw:name="Врезка211" text:anchor-type="char" svg:x="1.0236in" svg:y="4.252in" svg:width="0.2362in" svg:height="0.3154in" draw:z-index="109"><draw:text-box><text:p text:style-name="ISO_5f_12_5f_1_5f_k_20_центр"/></draw:text-box></draw:frame><draw:frame draw:style-name="fr2" draw:name="Врезка212" text:anchor-type="char" svg:x="0.7874in" svg:y="4.2528in" svg:width="0.2362in" svg:height="0.3154in" draw:z-index="108"><draw:text-box><text:p text:style-name="ISO_5f_12_5f_1_5f_k_20_центр"/></draw:text-box></draw:frame><draw:frame draw:style-name="fr2" draw:name="Врезка213" text:anchor-type="char" svg:x="1.0236in" svg:y="3.9374in" svg:width="0.2362in" svg:height="0.3154in" draw:z-index="107"><draw:text-box><text:p text:style-name="ISO_5f_12_5f_1_5f_k_20_центр"/></draw:text-box></draw:frame><draw:frame draw:style-name="fr2" draw:name="Врезка214" text:anchor-type="char" svg:x="0.7874in" svg:y="3.9382in" svg:width="0.2362in" svg:height="0.3154in" draw:z-index="106"><draw:text-box><text:p text:style-name="ISO_5f_12_5f_1_5f_k_20_центр"/></draw:text-box></draw:frame><draw:frame draw:style-name="fr2" draw:name="Врезка215" text:anchor-type="char" svg:x="1.0236in" svg:y="3.622in" svg:width="0.2362in" svg:height="0.3154in" draw:z-index="105"><draw:text-box><text:p text:style-name="ISO_5f_12_5f_1_5f_k_20_центр"/></draw:text-box></draw:frame><draw:frame draw:style-name="fr2" draw:name="Врезка216" text:anchor-type="char" svg:x="0.7874in" svg:y="3.6228in" svg:width="0.2362in" svg:height="0.3154in" draw:z-index="104"><draw:text-box><text:p text:style-name="ISO_5f_12_5f_1_5f_k_20_центр"/></draw:text-box></draw:frame><draw:frame draw:style-name="fr2" draw:name="Врезка217" text:anchor-type="char" svg:x="1.0236in" svg:y="3.3071in" svg:width="0.2362in" svg:height="0.3154in" draw:z-index="103"><draw:text-box><text:p text:style-name="ISO_5f_12_5f_1_5f_k_20_центр"/></draw:text-box></draw:frame><draw:frame draw:style-name="fr2" draw:name="Врезка218" text:anchor-type="char" svg:x="0.7874in" svg:y="3.3071in" svg:width="0.2362in" svg:height="0.3154in" draw:z-index="102"><draw:text-box><text:p text:style-name="ISO_5f_12_5f_1_5f_k_20_центр"/></draw:text-box></draw:frame><draw:frame draw:style-name="fr2" draw:name="Врезка219" text:anchor-type="char" svg:x="1.0236in" svg:y="2.9925in" svg:width="0.2362in" svg:height="0.3154in" draw:z-index="101"><draw:text-box><text:p text:style-name="ISO_5f_12_5f_1_5f_k_20_центр"/></draw:text-box></draw:frame><draw:frame draw:style-name="fr2" draw:name="Врезка220" text:anchor-type="char" svg:x="0.7874in" svg:y="2.9925in" svg:width="0.2362in" svg:height="0.3154in" draw:z-index="100"><draw:text-box><text:p text:style-name="ISO_5f_12_5f_1_5f_k_20_центр"/></draw:text-box></draw:frame><draw:frame draw:style-name="fr2" draw:name="Врезка221" text:anchor-type="char" svg:x="1.0236in" svg:y="2.6783in" svg:width="0.2362in" svg:height="0.3154in" draw:z-index="99"><draw:text-box><text:p text:style-name="ISO_5f_12_5f_1_5f_k_20_центр"/></draw:text-box></draw:frame><draw:frame draw:style-name="fr2" draw:name="Врезка222" text:anchor-type="char" svg:x="0.7874in" svg:y="2.6783in" svg:width="0.2362in" svg:height="0.3154in" draw:z-index="98"><draw:text-box><text:p text:style-name="ISO_5f_12_5f_1_5f_k_20_центр"/></draw:text-box></draw:frame><draw:frame draw:style-name="fr2" draw:name="Врезка223" text:anchor-type="char" svg:x="0.7874in" svg:y="2.3626in" svg:width="0.2362in" svg:height="0.3154in" draw:z-index="97"><draw:text-box><text:p text:style-name="ISO_5f_12_5f_1_5f_k_20_центр"/></draw:text-box></draw:frame><draw:frame draw:style-name="fr2" draw:name="Врезка224" text:anchor-type="char" svg:x="1.0236in" svg:y="2.0472in" svg:width="0.2362in" svg:height="0.3154in" draw:z-index="96"><draw:text-box><text:p text:style-name="ISO_5f_12_5f_1_5f_k_20_центр"/></draw:text-box></draw:frame><draw:frame draw:style-name="fr2" draw:name="Врезка225" text:anchor-type="char" svg:x="1.0236in" svg:y="2.3634in" svg:width="0.2362in" svg:height="0.3154in" draw:z-index="95"><draw:text-box><text:p text:style-name="ISO_5f_12_5f_1_5f_k_20_центр"/></draw:text-box></draw:frame><draw:frame draw:style-name="fr2" draw:name="Врезка226" text:anchor-type="char" svg:x="0.7874in" svg:y="2.0472in" svg:width="0.2362in" svg:height="0.3154in" draw:z-index="94"><draw:text-box><text:p text:style-name="ISO_5f_12_5f_1_5f_k_20_центр"/></draw:text-box></draw:frame><draw:frame draw:style-name="fr2" draw:name="Врезка227" text:anchor-type="char" svg:x="0.7874in" svg:y="1.4181in" svg:width="0.2362in" svg:height="0.3154in" draw:z-index="93"><draw:text-box><text:p text:style-name="ISO_5f_12_5f_1_5f_k_20_центр"/></draw:text-box></draw:frame><draw:frame draw:style-name="fr2" draw:name="Врезка228" text:anchor-type="char" svg:x="1.0236in" svg:y="1.4181in" svg:width="0.2362in" svg:height="0.3154in" draw:z-index="92"><draw:text-box><text:p text:style-name="ISO_5f_12_5f_1_5f_k_20_центр"/></draw:text-box></draw:frame><draw:frame draw:style-name="fr2" draw:name="Врезка229" text:anchor-type="char" svg:x="1.0236in" svg:y="1.7335in" svg:width="0.2362in" svg:height="0.3154in" draw:z-index="91"><draw:text-box><text:p text:style-name="ISO_5f_12_5f_1_5f_k_20_центр"/></draw:text-box></draw:frame><draw:frame draw:style-name="fr2" draw:name="Врезка230" text:anchor-type="char" svg:x="7.2047in" svg:y="0.3819in" svg:width="0.8661in" svg:height="0.4055in" draw:z-index="83"><draw:text-box><text:p text:style-name="P20">Примечание</text:p></draw:text-box></draw:frame><draw:frame draw:style-name="fr6" draw:name="Врезка231" text:anchor-type="char" svg:x="4.3311in" svg:y="0.3299in" svg:width="2.4807in" svg:height="0.4575in" draw:z-index="90"><draw:text-box><text:p text:style-name="P27">Наименование</text:p></draw:text-box></draw:frame><draw:frame draw:style-name="fr6" draw:name="Врезка232" text:anchor-type="char" svg:x="1.5752in" svg:y="0.3299in" svg:width="2.7563in" svg:height="0.4583in" draw:z-index="82"><draw:text-box><text:p text:style-name="P27">Обозначение</text:p></draw:text-box></draw:frame><draw:frame draw:style-name="fr2" draw:name="Врезка233" text:anchor-type="char" svg:x="0.7874in" svg:y="1.7319in" svg:width="0.2362in" svg:height="0.3154in" draw:z-index="89"><draw:text-box><text:p text:style-name="ISO_5f_12_5f_1_5f_k_20_центр"/></draw:text-box></draw:frame><draw:frame draw:style-name="fr2" draw:name="Врезка234" text:anchor-type="char" svg:x="1.0236in" svg:y="1.1016in" svg:width="0.2362in" svg:height="0.3154in" draw:z-index="88"><draw:text-box><text:p text:style-name="ISO_5f_12_5f_1_5f_k_20_центр"/></draw:text-box></draw:frame><draw:frame draw:style-name="fr2" draw:name="Врезка235" text:anchor-type="char" svg:x="1.0236in" svg:y="0.7862in" svg:width="0.2362in" svg:height="0.3154in" draw:z-index="87"><draw:text-box><text:p text:style-name="ISO_5f_12_5f_1_5f_k_20_центр"/></draw:text-box></draw:frame><draw:frame draw:style-name="fr2" draw:name="Врезка236" text:anchor-type="char" svg:x="0.7874in" svg:y="1.1016in" svg:width="0.2362in" svg:height="0.3154in" draw:z-index="86"><draw:text-box><text:p text:style-name="ISO_5f_12_5f_1_5f_k_20_центр"/></draw:text-box></draw:frame><draw:frame draw:style-name="fr2" draw:name="Врезка237" text:anchor-type="char" svg:x="0.7874in" svg:y="0.7862in" svg:width="0.2362in" svg:height="0.3154in" draw:z-index="85"><draw:text-box><text:p text:style-name="ISO_5f_12_5f_1_5f_k_20_центр"/></draw:text-box></draw:frame><draw:connector text:anchor-type="char" draw:z-index="72" draw:style-name="gr1" draw:text-style-name="P58" draw:type="line" svg:x1="0.7874in" svg:y1="9.6075in" svg:x2="8.0717in" svg:y2="9.6091in" svg:d="m2000 24403 18502 4" svg:viewBox="0 0 18503 5"><text:p/></draw:connector><draw:connector text:anchor-type="char" draw:z-index="71" draw:style-name="gr1" draw:text-style-name="P58" draw:type="line" svg:x1="0.7874in" svg:y1="9.2925in" svg:x2="8.0717in" svg:y2="9.2937in" svg:d="m2000 23603 18502 3" svg:viewBox="0 0 18503 5"><text:p/></draw:connector><draw:connector text:anchor-type="char" draw:z-index="70" draw:style-name="gr1" draw:text-style-name="P58" draw:type="line" svg:x1="0.7874in" svg:y1="8.978in" svg:x2="8.0717in" svg:y2="8.9791in" svg:d="m2000 22804 18502 3" svg:viewBox="0 0 18503 5"><text:p/></draw:connector><draw:connector text:anchor-type="char" draw:z-index="69" draw:style-name="gr1" draw:text-style-name="P58" draw:type="line" svg:x1="0.7874in" svg:y1="8.6626in" svg:x2="8.0717in" svg:y2="8.6638in" svg:d="m2000 22003 18502 3" svg:viewBox="0 0 18503 5"><text:p/></draw:connector><draw:connector text:anchor-type="char" draw:z-index="68" draw:style-name="gr1" draw:text-style-name="P58" draw:type="line" svg:x1="0.7874in" svg:y1="8.3472in" svg:x2="8.0717in" svg:y2="8.3488in" svg:d="m2000 21202 18502 4" svg:viewBox="0 0 18503 5"><text:p/></draw:connector><draw:connector text:anchor-type="char" draw:z-index="67" draw:style-name="gr1" draw:text-style-name="P58" draw:type="line" svg:x1="0.7874in" svg:y1="8.0327in" svg:x2="8.0717in" svg:y2="8.0339in" svg:d="m2000 20403 18502 3" svg:viewBox="0 0 18503 5"><text:p/></draw:connector><draw:connector text:anchor-type="char" draw:z-index="66" draw:style-name="gr1" draw:text-style-name="P58" draw:type="line" svg:x1="0.7874in" svg:y1="7.7173in" svg:x2="8.0717in" svg:y2="7.7189in" svg:d="m2000 19602 18502 4" svg:viewBox="0 0 18503 5"><text:p/></draw:connector><draw:connector text:anchor-type="char" draw:z-index="64" draw:style-name="gr1" draw:text-style-name="P58" draw:type="line" svg:x1="0.7874in" svg:y1="7.0874in" svg:x2="8.0717in" svg:y2="7.089in" svg:d="m2000 18002 18502 4" svg:viewBox="0 0 18503 5"><text:p/></draw:connector><draw:connector text:anchor-type="char" draw:z-index="63" draw:style-name="gr1" draw:text-style-name="P58" draw:type="line" svg:x1="0.7874in" svg:y1="6.772in" svg:x2="8.0717in" svg:y2="6.7736in" svg:d="m2000 17201 18502 4" svg:viewBox="0 0 18503 5"><text:p/></draw:connector><draw:connector text:anchor-type="char" draw:z-index="62" draw:style-name="gr1" draw:text-style-name="P58" draw:type="line" svg:x1="0.7874in" svg:y1="6.4575in" svg:x2="8.0717in" svg:y2="6.4591in" svg:d="m2000 16402 18502 4" svg:viewBox="0 0 18503 5"><text:p/></draw:connector><draw:connector text:anchor-type="char" draw:z-index="61" draw:style-name="gr1" draw:text-style-name="P58" draw:type="line" svg:x1="0.7874in" svg:y1="6.1425in" svg:x2="8.0717in" svg:y2="6.1437in" svg:d="m2000 15602 18502 3" svg:viewBox="0 0 18503 5"><text:p/></draw:connector><draw:connector text:anchor-type="char" draw:z-index="60" draw:style-name="gr1" draw:text-style-name="P58" draw:type="line" svg:x1="0.7874in" svg:y1="5.828in" svg:x2="8.0717in" svg:y2="5.8291in" svg:d="m2000 14803 18502 3" svg:viewBox="0 0 18503 5"><text:p/></draw:connector><draw:connector text:anchor-type="char" draw:z-index="59" draw:style-name="gr1" draw:text-style-name="P58" draw:type="line" svg:x1="0.7874in" svg:y1="5.5126in" svg:x2="8.0717in" svg:y2="5.5138in" svg:d="m2000 14002 18502 3" svg:viewBox="0 0 18503 5"><text:p/></draw:connector><draw:connector text:anchor-type="char" draw:z-index="58" draw:style-name="gr1" draw:text-style-name="P58" draw:type="line" svg:x1="0.7874in" svg:y1="5.1972in" svg:x2="8.0717in" svg:y2="5.1988in" svg:d="m2000 13201 18502 4" svg:viewBox="0 0 18503 5"><text:p/></draw:connector><draw:connector text:anchor-type="char" draw:z-index="57" draw:style-name="gr1" draw:text-style-name="P58" draw:type="line" svg:x1="0.7874in" svg:y1="4.8827in" svg:x2="8.0717in" svg:y2="4.8839in" svg:d="m2000 12402 18502 3" svg:viewBox="0 0 18503 5"><text:p/></draw:connector><draw:connector text:anchor-type="char" draw:z-index="56" draw:style-name="gr1" draw:text-style-name="P58" draw:type="line" svg:x1="0.7874in" svg:y1="4.5673in" svg:x2="8.0717in" svg:y2="4.5689in" svg:d="m2000 11601 18502 4" svg:viewBox="0 0 18503 5"><text:p/></draw:connector><draw:connector text:anchor-type="char" draw:z-index="55" draw:style-name="gr1" draw:text-style-name="P58" draw:type="line" svg:x1="0.7874in" svg:y1="4.2528in" svg:x2="8.0717in" svg:y2="4.2543in" svg:d="m2000 10802 18502 4" svg:viewBox="0 0 18503 5"><text:p/></draw:connector><draw:connector text:anchor-type="char" draw:z-index="51" draw:style-name="gr1" draw:text-style-name="P58" draw:type="line" svg:x1="0.7874in" svg:y1="2.9925in" svg:x2="8.0717in" svg:y2="2.9937in" svg:d="m2000 7601 18502 3" svg:viewBox="0 0 18503 5"><text:p/></draw:connector><draw:connector text:anchor-type="char" draw:z-index="50" draw:style-name="gr1" draw:text-style-name="P58" draw:type="line" svg:x1="0.7874in" svg:y1="2.678in" svg:x2="8.0717in" svg:y2="2.6791in" svg:d="m2000 6802 18502 3" svg:viewBox="0 0 18503 5"><text:p/></draw:connector><draw:connector text:anchor-type="char" draw:z-index="49" draw:style-name="gr1" draw:text-style-name="P58" draw:type="line" svg:x1="0.7874in" svg:y1="2.3626in" svg:x2="8.0717in" svg:y2="2.3638in" svg:d="m2000 6001 18502 3" svg:viewBox="0 0 18503 5"><text:p/></draw:connector><draw:connector text:anchor-type="char" draw:z-index="48" draw:style-name="gr1" draw:text-style-name="P58" draw:type="line" svg:x1="0.7874in" svg:y1="2.0472in" svg:x2="8.0717in" svg:y2="2.0488in" svg:d="m2000 5200 18502 4" svg:viewBox="0 0 18503 5"><text:p/></draw:connector><draw:connector text:anchor-type="char" draw:z-index="47" draw:style-name="gr1" draw:text-style-name="P58" draw:type="line" svg:x1="0.7874in" svg:y1="1.7327in" svg:x2="8.0717in" svg:y2="1.7339in" svg:d="m2000 4401 18502 3" svg:viewBox="0 0 18503 5"><text:p/></draw:connector><draw:connector text:anchor-type="char" draw:z-index="46" draw:style-name="gr1" draw:text-style-name="P58" draw:type="line" svg:x1="0.7874in" svg:y1="1.4173in" svg:x2="8.0717in" svg:y2="1.4189in" svg:d="m2000 3600 18502 4" svg:viewBox="0 0 18503 5"><text:p/></draw:connector><draw:connector text:anchor-type="char" draw:z-index="45" draw:style-name="gr1" draw:text-style-name="P58" draw:type="line" svg:x1="0.7874in" svg:y1="1.1028in" svg:x2="8.0717in" svg:y2="1.1043in" svg:d="m2000 2801 18502 4" svg:viewBox="0 0 18503 5"><text:p/></draw:connector><draw:connector text:anchor-type="char" draw:z-index="54" draw:style-name="gr1" draw:text-style-name="P58" draw:type="line" svg:x1="0.7874in" svg:y1="3.9374in" svg:x2="8.0717in" svg:y2="3.939in" svg:d="m2000 10001 18502 4" svg:viewBox="0 0 18503 5"><text:p/></draw:connector><draw:connector text:anchor-type="char" draw:z-index="53" draw:style-name="gr1" draw:text-style-name="P58" draw:type="line" svg:x1="0.7874in" svg:y1="3.622in" svg:x2="8.0717in" svg:y2="3.6236in" svg:d="m2000 9200 18502 4" svg:viewBox="0 0 18503 5"><text:p/></draw:connector><draw:connector text:anchor-type="char" draw:z-index="52" draw:style-name="gr1" draw:text-style-name="P58" draw:type="line" svg:x1="0.7874in" svg:y1="3.3075in" svg:x2="8.0717in" svg:y2="3.3091in" svg:d="m2000 8401 18502 4" svg:viewBox="0 0 18503 5"><text:p/></draw:connector><draw:connector text:anchor-type="char" draw:z-index="44" draw:style-name="gr1" draw:text-style-name="P58" draw:type="line" svg:x1="0.7874in" svg:y1="0.7874in" svg:x2="8.0717in" svg:y2="0.789in" svg:d="m2000 2000 18502 4" svg:viewBox="0 0 18503 5"><text:p/></draw:connector><draw:custom-shape text:anchor-type="char" draw:z-index="43" draw:style-name="gr5" draw:text-style-name="P61" svg:width="7.2835in" svg:height="11.2996in" svg:x="0.7874in" svg:y="0.1972in"><text:p/><draw:enhanced-geometry svg:viewBox="0 0 21600 21600" draw:type="rectangle" draw:enhanced-path="M 0 0 L 21600 0 21600 21600 0 21600 0 0 Z N"/></draw:custom-shape><draw:frame text:anchor-type="char" draw:z-index="42" draw:style-name="gr4" draw:text-style-name="P58" svg:width="0.276in" svg:height="0.987in" draw:transform="rotate (-3.14159265358979) translate (0.788888888888889in 9.1347386264217in)"><draw:text-box><text:p/></draw:text-box></draw:frame><draw:frame draw:style-name="fr2" draw:name="Врезка238" text:anchor-type="char" svg:x="0.7874in" svg:y="9.922in" svg:width="0.2756in" svg:height="0.1957in" draw:z-index="41"><draw:text-box><text:p text:style-name="P1"/></draw:text-box></draw:frame><draw:frame draw:style-name="fr2" draw:name="Врезка239" text:anchor-type="char" svg:x="1.0634in" svg:y="10.9071in" svg:width="0.3937in" svg:height="0.1957in" draw:z-index="39"><draw:text-box><text:p text:style-name="P30"/></draw:text-box></draw:frame><draw:frame text:anchor-type="char" draw:z-index="37" draw:style-name="gr4" draw:text-style-name="P58" svg:width="0.276in" svg:height="0.987in" draw:transform="rotate (-3.14159265358979) translate (0.788888888888889in 8.15140529308837in)"><draw:text-box><text:p/></draw:text-box></draw:frame><draw:frame text:anchor-type="char" draw:z-index="36" draw:style-name="gr4" draw:text-style-name="P58" svg:width="0.276in" svg:height="0.987in" draw:transform="rotate (-3.14159265358979) translate (0.788194444444444in 9.13751640419947in)"><draw:text-box><text:p/></draw:text-box></draw:frame><draw:frame text:anchor-type="char" draw:z-index="35" draw:style-name="gr4" draw:text-style-name="P58" svg:width="0.276in" svg:height="1.3807in" draw:transform="rotate (-3.14159265358979) translate (0.788194444444444in 7.16876640419948in)"><draw:text-box><text:p/></draw:text-box></draw:frame><draw:frame text:anchor-type="char" draw:z-index="34" draw:style-name="gr4" draw:text-style-name="P58" svg:width="0.276in" svg:height="1.3807in" draw:transform="rotate (-3.14159265358979) translate (0.788194444444444in 10.5152941819773in)"><draw:text-box><text:p/></draw:text-box></draw:frame><draw:frame text:anchor-type="char" draw:z-index="33" draw:style-name="gr4" draw:text-style-name="P58" svg:width="0.276in" svg:height="0.9858in" draw:transform="rotate (-3.14159265358979) translate (0.788194444444444in 11.4979330708661in)"><draw:text-box><text:p/></draw:text-box></draw:frame><draw:frame text:anchor-type="char" draw:z-index="24" draw:style-name="gr3" draw:text-style-name="P60" svg:width="0.9843in" svg:height="0.1976in" draw:transform="rotate (1.5707963267949) translate (0.329861111111111in 8.14862751531059in)"><draw:text-box><text:p text:style-name="P59"><text:span text:style-name="T8">Инв. № дубл</text:span></text:p></draw:text-box></draw:frame><draw:frame text:anchor-type="char" draw:z-index="23" draw:style-name="gr3" draw:text-style-name="P60" svg:width="0.9831in" svg:height="0.1976in" draw:transform="rotate (1.5707963267949) translate (0.315972222222222in 9.1347386264217in)"><draw:text-box><text:p text:style-name="P59"><text:span text:style-name="T8">Взаим. инв. №</text:span></text:p></draw:text-box></draw:frame><draw:frame draw:style-name="fr1" draw:name="Врезка240" text:anchor-type="char" svg:x="2.9535in" svg:y="11.1016in" svg:width="0.3937in" svg:height="0.1965in" draw:z-index="32"><draw:text-box><text:p text:style-name="ISO_5f_10_5f_1_5f_k"/><text:p text:style-name="P33"/></draw:text-box></draw:frame><draw:frame draw:style-name="fr1" draw:name="Врезка241" text:anchor-type="char" svg:x="2.9535in" svg:y="10.9028in" svg:width="0.3937in" svg:height="0.1965in" draw:z-index="31"><draw:text-box><text:p text:style-name="ISO_5f_10_5f_1_5f_k"/><text:p text:style-name="P33"/></draw:text-box></draw:frame><draw:frame draw:style-name="fr1" draw:name="Врезка242" text:anchor-type="char" svg:x="2.3626in" svg:y="11.1016in" svg:width="0.5909in" svg:height="0.1965in" draw:z-index="30"><draw:text-box><text:p text:style-name="ISO_5f_10_5f_1_5f_k"/><text:p text:style-name="P33"/></draw:text-box></draw:frame><draw:frame draw:style-name="fr1" draw:name="Врезка243" text:anchor-type="char" svg:x="2.3626in" svg:y="10.9083in" svg:width="0.5909in" svg:height="0.1965in" draw:z-index="29"><draw:text-box><text:p text:style-name="ISO_5f_10_5f_1_5f_k"/><text:p text:style-name="P33"/></draw:text-box></draw:frame><draw:frame draw:style-name="fr1" draw:name="Врезка244" text:anchor-type="char" svg:x="1.4571in" svg:y="11.1016in" svg:width="0.9055in" svg:height="0.1965in" draw:z-index="27"><draw:text-box><text:p text:style-name="ISO_5f_10_5f_1_5f_k"/><text:p text:style-name="P33"/></draw:text-box></draw:frame><draw:frame text:anchor-type="char" draw:z-index="22" draw:style-name="gr3" draw:text-style-name="P60" svg:width="1.3752in" svg:height="0.1976in" draw:transform="rotate (1.5707963267949) translate (0.315972222222222in 7.16459973753281in)"><draw:text-box><text:p text:style-name="P59"><text:span text:style-name="T8">Подп. и дата</text:span></text:p></draw:text-box></draw:frame><draw:frame text:anchor-type="char" draw:z-index="26" draw:style-name="gr3" draw:text-style-name="P60" svg:width="0.9807in" svg:height="0.1976in" draw:transform="rotate (1.5707963267949) translate (0.315972222222222in 11.4979330708661in)"><draw:text-box><text:p text:style-name="P59"><text:span text:style-name="T8">Инв. № подл.</text:span></text:p></draw:text-box></draw:frame><draw:frame text:anchor-type="char" draw:z-index="25" draw:style-name="gr3" draw:text-style-name="P60" svg:width="1.3752in" svg:height="0.1976in" draw:transform="rotate (1.5707963267949) translate (0.315972222222222in 10.5125164041995in)"><draw:text-box><text:p text:style-name="P59"><text:span text:style-name="T8">Подп. и дата</text:span></text:p></draw:text-box></draw:frame><draw:connector text:anchor-type="char" draw:z-index="1" draw:style-name="gr1" draw:text-style-name="P58" draw:type="line" svg:x1="0.7874in" svg:y1="10.9071in" svg:x2="8.0717in" svg:y2="10.9083in" svg:d="m2000 27704 18502 3" svg:viewBox="0 0 18503 5"><text:p/></draw:connector><draw:frame draw:style-name="fr2" draw:name="Врезка245" text:anchor-type="char" svg:x="1.0634in" svg:y="11.3008in" svg:width="0.3937in" svg:height="0.1957in" draw:z-index="18"><draw:text-box><text:p text:style-name="P25">Лист.</text:p></draw:text-box></draw:frame><draw:frame draw:style-name="fr2" draw:name="Врезка246" text:anchor-type="char" svg:x="0.7874in" svg:y="11.3008in" svg:width="0.2756in" svg:height="0.1957in" draw:z-index="17"><draw:text-box><text:p text:style-name="P24">Изм.</text:p></draw:text-box></draw:frame><draw:connector text:anchor-type="char" draw:z-index="15" draw:style-name="gr1" draw:text-style-name="P58" draw:type="line" svg:x1="0.3161in" svg:y1="5.7764in" svg:x2="0.3173in" svg:y2="11.5091in" svg:d="m803 14672 3 14561" svg:viewBox="0 0 5 14563"><text:p/></draw:connector><draw:connector text:anchor-type="char" draw:z-index="16" draw:style-name="gr1" draw:text-style-name="P58" draw:type="line" svg:x1="0.5118in" svg:y1="5.7866in" svg:x2="0.5134in" svg:y2="11.4949in" svg:d="m1300 14698 4 14499" svg:viewBox="0 0 5 14501"><text:p/></draw:connector><draw:connector text:anchor-type="char" draw:z-index="14" draw:style-name="gr1" draw:text-style-name="P58" draw:type="line" svg:x1="0.8in" svg:y1="5.7882in" svg:x2="0.3035in" svg:y2="5.7898in" svg:d="m2032 14702-1261 4" svg:viewBox="0 0 1263 5"><text:p/></draw:connector><draw:connector text:anchor-type="char" draw:z-index="13" draw:style-name="gr1" draw:text-style-name="P58" draw:type="line" svg:x1="0.7882in" svg:y1="7.1661in" svg:x2="0.3154in" svg:y2="7.1673in" svg:d="m2002 18202-1201 3" svg:viewBox="0 0 1203 5"><text:p/></draw:connector><draw:connector text:anchor-type="char" draw:z-index="12" draw:style-name="gr1" draw:text-style-name="P58" draw:type="line" svg:x1="0.7882in" svg:y1="8.1508in" svg:x2="0.3154in" svg:y2="8.152in" svg:d="m2002 20703-1201 3" svg:viewBox="0 0 1203 5"><text:p/></draw:connector><draw:connector text:anchor-type="char" draw:z-index="11" draw:style-name="gr1" draw:text-style-name="P58" draw:type="line" svg:x1="0.7882in" svg:y1="9.1346in" svg:x2="0.3154in" svg:y2="9.1362in" svg:d="m2002 23202-1201 4" svg:viewBox="0 0 1203 5"><text:p/></draw:connector><draw:connector text:anchor-type="char" draw:z-index="10" draw:style-name="gr1" draw:text-style-name="P58" draw:type="line" svg:x1="0.7882in" svg:y1="10.5134in" svg:x2="0.3154in" svg:y2="10.5146in" svg:d="m2002 26704-1201 3" svg:viewBox="0 0 1203 5"><text:p/></draw:connector><draw:connector text:anchor-type="char" draw:z-index="9" draw:style-name="gr1" draw:text-style-name="P58" draw:type="line" svg:x1="0.8in" svg:y1="11.498in" svg:x2="0.3035in" svg:y2="11.4992in" svg:d="m2032 29205-1261 3" svg:viewBox="0 0 1263 5"><text:p/></draw:connector><draw:connector text:anchor-type="char" draw:z-index="8" draw:style-name="gr1" draw:text-style-name="P58" draw:type="line" svg:x1="1.0634in" svg:y1="10.9071in" svg:x2="1.0646in" svg:y2="11.498in" svg:d="m2701 27704 3 1501" svg:viewBox="0 0 5 1503"><text:p/></draw:connector><draw:connector text:anchor-type="char" draw:z-index="7" draw:style-name="gr2" draw:text-style-name="P58" draw:type="line" svg:x1="0.7874in" svg:y1="11.3008in" svg:x2="3.348in" svg:y2="11.302in" svg:d="m2000 28704 6504 3" svg:viewBox="0 0 6505 5"><text:p/></draw:connector><draw:connector text:anchor-type="char" draw:z-index="6" draw:style-name="gr2" draw:text-style-name="P58" draw:type="line" svg:x1="0.7874in" svg:y1="11.1035in" svg:x2="3.348in" svg:y2="11.1047in" svg:d="m2000 28203 6504 3" svg:viewBox="0 0 6505 5"><text:p/></draw:connector><draw:connector text:anchor-type="char" draw:z-index="0" draw:style-name="gr1" draw:text-style-name="P58" draw:type="line" svg:x1="0.7874in" svg:y1="9.922in" svg:x2="8.0717in" svg:y2="9.9236in" svg:d="m2000 25202 18502 4" svg:viewBox="0 0 18503 5"><text:p/></draw:connector><draw:frame draw:style-name="fr2" draw:name="Врезка170" text:anchor-type="char" svg:x="1.2602in" svg:y="2.7173in" svg:width="0.3146in" svg:height="0.2693in" draw:z-index="316"><draw:text-box><text:p text:style-name="P10"/></draw:text-box></draw:frame><draw:frame draw:style-name="fr1" draw:name="Врезка45" text:anchor-type="char" svg:x="7.2055in" svg:y="5.5555in" svg:width="0.8661in" svg:height="0.2717in" draw:z-index="317"><draw:text-box><text:p text:style-name="P34">R14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-FLEX Type B" svg:font-family="'T-FLEX Type B'"/>
    <style:font-face style:name="Liberation Serif1" svg:font-family="'Liberation Serif'" style:font-pitch="variable"/>
    <style:font-face style:name="T-FLEX Type B1" svg:font-family="'T-FLEX Type B'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style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Текст_20_выноски" style:display-name="Текст выноски" style:family="paragraph" style:parent-style-name="Standard">
      <style:paragraph-properties fo:margin-top="0in" fo:margin-bottom="0in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SOCPEUR_20_11_20_K" style:display-name="ISOCPEUR 11 K" style:family="paragraph" style:parent-style-name="Без_20_интервала">
      <style:text-properties style:font-name="ISOCPEUR" fo:font-family="ISOCPEUR, Arial" style:font-family-generic="swiss" style:font-pitch="variable" fo:font-style="italic" style:font-style-asian="italic" style:font-name-complex="ISOCPEUR" style:font-family-complex="ISOCPEUR, Arial" style:font-family-generic-complex="swiss" style:font-pitch-complex="variable"/>
    </style:style>
    <style:style style:name="TNR_5f_14_5f_1.5" style:display-name="TNR_14_1.5" style:family="paragraph" style:parent-style-name="Без_20_интервала">
      <style:paragraph-properties fo:margin-left="0in" fo:margin-right="0in" fo:line-height="150%" fo:text-indent="0.4925in" style:auto-text-indent="false"/>
      <style:text-properties fo:font-size="14pt" style:font-size-asian="14pt" style:font-size-complex="14pt"/>
    </style:style>
    <style:style style:name="TNR_5f_14_5f_1.5_20_2" style:display-name="TNR_14_1.5 2" style:family="paragraph" style:parent-style-name="Без_20_интервала">
      <style:paragraph-properties fo:margin-left="0in" fo:margin-right="0in" fo:line-height="150%" fo:text-indent="0.4925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" style:display-name="ISO_10_1_k по центру" style:family="paragraph" style:parent-style-name="ISOCPEUR_20_11_20_K">
      <style:paragraph-properties fo:text-align="center" style:justify-single-word="false"/>
      <style:text-properties fo:font-size="10pt" style:font-size-asian="10pt"/>
    </style:style>
    <style:style style:name="ISO_5f_10_5f_1_5f_k" style:display-name="ISO_10_1_k" style:family="paragraph" style:parent-style-name="Без_20_интервала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" style:display-name="ISO_10_1_k центр" style:family="paragraph" style:parent-style-name="Без_20_интервала">
      <style:paragraph-properties fo:text-align="center" style:justify-single-word="false"/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" style:display-name="ISO_16_1_k центр" style:family="paragraph" style:parent-style-name="Без_20_интервала">
      <style:paragraph-properties fo:text-align="center" style:justify-single-word="false"/>
      <style:text-properties fo:font-size="16pt" fo:font-style="italic" style:font-size-asian="16pt" style:font-style-asian="italic" style:font-size-complex="16pt"/>
    </style:style>
    <style:style style:name="ISO_5f_12_5f_1_5f_k_20_центр" style:display-name="ISO_12_1_k центр" style:family="paragraph" style:parent-style-name="ISO_5f_10_5f_1_5f_k_20_центр">
      <style:text-properties fo:font-size="12pt" style:font-size-asian="12pt" style:font-size-complex="12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 style:parent-style-name="Основной_20_шрифт_20_абзаца">
      <style:text-properties fo:color="#365f91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Без_20_интервала_20_Знак" style:display-name="Без интервала Знак" style:family="text" style:parent-style-name="Основной_20_шрифт_20_абзаца">
      <style:text-properties fo:font-size="11pt" fo:language="ru" fo:country="RU" style:font-size-asian="11pt" style:font-size-complex="11pt" style:language-complex="ar" style:country-complex="SA"/>
    </style:style>
    <style:style style:name="ISOCPEUR_20_11_20_K_20_Знак" style:display-name="ISOCPEUR 11 K Знак" style:family="text" style:parent-style-name="Без_20_интервала_20_Знак"/>
    <style:style style:name="TNR_5f_14_5f_1.5_20_Знак" style:display-name="TNR_14_1.5 Знак" style:family="text" style:parent-style-name="Без_20_интервала_20_Знак">
      <style:text-properties fo:font-size="14pt" style:font-size-asian="14pt" style:font-size-complex="14pt"/>
    </style:style>
    <style:style style:name="TNR_5f_14_5f_1.5_20_2_20_Знак" style:display-name="TNR_14_1.5 2 Знак" style:family="text" style:parent-style-name="Без_20_интервала_20_Знак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SO_5f_10_5f_1_5f_k_20_по_20_центру_20_Знак" style:display-name="ISO_10_1_k по центру Знак" style:family="text" style:parent-style-name="ISOCPEUR_20_11_20_K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/>
    </style:style>
    <style:style style:name="ISO_5f_10_5f_1_5f_k_20_Знак" style:display-name="ISO_10_1_k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0_5f_1_5f_k_20_центр_20_Знак" style:display-name="ISO_10_1_k центр Знак" style:family="text" style:parent-style-name="Без_20_интервала_20_Знак">
      <style:text-properties style:font-name="ISOCPEUR" fo:font-family="ISOCPEUR, Arial" style:font-family-generic="swiss" style:font-pitch="variable" fo:font-size="10pt" fo:font-style="italic" style:font-size-asian="10pt" style:font-style-asian="italic" style:font-name-complex="ISOCPEUR" style:font-family-complex="ISOCPEUR, Arial" style:font-family-generic-complex="swiss" style:font-pitch-complex="variable" style:font-size-complex="10pt"/>
    </style:style>
    <style:style style:name="ISO_5f_16_5f_1_5f_k_20_центр_20_Знак" style:display-name="ISO_16_1_k центр Знак" style:family="text" style:parent-style-name="Без_20_интервала_20_Знак">
      <style:text-properties fo:font-size="16pt" fo:font-style="italic" style:font-size-asian="16pt" style:font-style-asian="italic" style:font-size-complex="16pt"/>
    </style:style>
    <style:style style:name="ISO_5f_12_5f_1_5f_k_20_центр_20_Знак" style:display-name="ISO_12_1_k центр Знак" style:family="text" style:parent-style-name="ISO_5f_10_5f_1_5f_k_20_центр_20_Знак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4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1-03-08T20:30:00</meta:creation-date>
    <dc:date>2014-05-18T14:15:40.472165602</dc:date>
    <meta:print-date>2010-05-02T16:16:00</meta:print-date>
    <meta:editing-cycles>18</meta:editing-cycles>
    <meta:editing-duration>PT49M37S</meta:editing-duration>
    <meta:generator>LibreOffice/4.1.4.2$Linux_X86_64 LibreOffice_project/410m0$Build-2</meta:generator>
    <meta:document-statistic meta:table-count="0" meta:image-count="0" meta:object-count="0" meta:page-count="1" meta:paragraph-count="73" meta:word-count="112" meta:character-count="445" meta:non-whitespace-character-count="404"/>
  </office:meta>
</office:document-meta>
</file>